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OpenSymbol" svg:font-family="OpenSymbol"/>
    <style:font-face style:name="StarSymbol" svg:font-family="StarSymbol"/>
    <style:font-face style:name="Courier New" svg:font-family="'Courier New'" style:font-family-generic="modern"/>
    <style:font-face style:name="Courier" svg:font-family="Courier"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la1" style:family="table">
      <style:table-properties style:width="17.189cm" fo:margin-left="0cm" fo:margin-right="-0.009cm" table:align="margins" style:writing-mode="lr-tb"/>
    </style:style>
    <style:style style:name="Tabella1.A" style:family="table-column">
      <style:table-column-properties style:column-width="6.946cm" style:rel-column-width="26482*"/>
    </style:style>
    <style:style style:name="Tabella1.B" style:family="table-column">
      <style:table-column-properties style:column-width="2.053cm" style:rel-column-width="7827*"/>
    </style:style>
    <style:style style:name="Tabella1.C" style:family="table-column">
      <style:table-column-properties style:column-width="8.19cm" style:rel-column-width="31226*"/>
    </style:style>
    <style:style style:name="Tabella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a1.C1" style:family="table-cell">
      <style:table-cell-properties fo:background-color="#e6e6ff" fo:padding="0.097cm" fo:border="0.002cm solid #000000">
        <style:background-image/>
      </style:table-cell-properties>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properties style:font-name="Times New Roman" fo:font-size="18pt" style:font-size-asian="18pt" style:font-size-complex="18pt"/>
    </style:style>
    <style:style style:name="P3" style:family="paragraph" style:parent-style-name="Standard">
      <style:paragraph-properties fo:text-align="center" style:justify-single-word="false"/>
      <style:text-properties style:font-name="Times New Roman" fo:font-size="18pt" fo:font-style="italic" style:font-size-asian="18pt" style:font-style-asian="italic" style:font-size-complex="18pt"/>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officeooo:rsid="00189dcb" officeooo:paragraph-rsid="00189dcb" style:font-size-asian="14pt" style:font-size-complex="14pt"/>
    </style:style>
    <style:style style:name="P8" style:family="paragraph" style:parent-style-name="Standard">
      <style:paragraph-properties fo:text-align="end"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tyle="italic" fo:font-weight="bold" style:font-style-asian="italic" style:font-weight-asian="bold" style:font-size-complex="8pt"/>
    </style:style>
    <style:style style:name="P11" style:family="paragraph" style:parent-style-name="Standard">
      <style:text-properties officeooo:paragraph-rsid="002701d0"/>
    </style:style>
    <style:style style:name="P12" style:family="paragraph" style:parent-style-name="Standard">
      <style:text-properties officeooo:paragraph-rsid="002bf990"/>
    </style:style>
    <style:style style:name="P13" style:family="paragraph" style:parent-style-name="Standard">
      <style:text-properties officeooo:paragraph-rsid="00306f3f"/>
    </style:style>
    <style:style style:name="P14" style:family="paragraph" style:parent-style-name="Standard">
      <style:paragraph-properties fo:text-align="center" style:justify-single-word="false"/>
      <style:text-properties fo:font-variant="small-caps" fo:font-size="26pt" officeooo:rsid="00189dcb" officeooo:paragraph-rsid="00189dcb" style:font-size-asian="26pt" style:font-size-complex="26pt"/>
    </style:style>
    <style:style style:name="P15" style:family="paragraph" style:parent-style-name="Standard">
      <style:text-properties fo:font-weight="bold" officeooo:rsid="00281b3a" officeooo:paragraph-rsid="00281b3a" style:font-weight-asian="bold" style:font-weight-complex="bold"/>
    </style:style>
    <style:style style:name="P16" style:family="paragraph" style:parent-style-name="Standard">
      <style:text-properties officeooo:rsid="002a025c"/>
    </style:style>
    <style:style style:name="P17" style:family="paragraph" style:parent-style-name="Standard">
      <style:text-properties officeooo:rsid="002a77cc" officeooo:paragraph-rsid="002a77cc"/>
    </style:style>
    <style:style style:name="P18" style:family="paragraph" style:parent-style-name="Standard">
      <style:text-properties officeooo:rsid="002bf990" officeooo:paragraph-rsid="002bf990"/>
    </style:style>
    <style:style style:name="P19" style:family="paragraph" style:parent-style-name="Standard">
      <style:text-properties officeooo:paragraph-rsid="002e646c"/>
    </style:style>
    <style:style style:name="P20" style:family="paragraph" style:parent-style-name="Text_20_body">
      <style:text-properties officeooo:paragraph-rsid="001ab319" style:font-size-complex="10pt"/>
    </style:style>
    <style:style style:name="P21" style:family="paragraph" style:parent-style-name="Text_20_body">
      <style:text-properties officeooo:rsid="00189dcb" officeooo:paragraph-rsid="00189dcb" style:font-size-complex="10pt"/>
    </style:style>
    <style:style style:name="P22" style:family="paragraph" style:parent-style-name="Text_20_body">
      <style:text-properties officeooo:rsid="001ab319" officeooo:paragraph-rsid="001ab319" style:font-size-complex="10pt"/>
    </style:style>
    <style:style style:name="P23" style:family="paragraph" style:parent-style-name="Text_20_body">
      <style:text-properties officeooo:paragraph-rsid="003f4dc1" style:font-size-complex="10pt"/>
    </style:style>
    <style:style style:name="P24" style:family="paragraph" style:parent-style-name="Text_20_body">
      <style:text-properties fo:font-weight="normal" officeooo:paragraph-rsid="001d53a0" style:font-weight-asian="normal" style:font-size-complex="10pt" style:font-weight-complex="normal"/>
    </style:style>
    <style:style style:name="P25" style:family="paragraph" style:parent-style-name="Text_20_body">
      <style:text-properties fo:font-weight="normal" officeooo:paragraph-rsid="001e29d5" style:font-weight-asian="normal" style:font-size-complex="10pt" style:font-weight-complex="normal"/>
    </style:style>
    <style:style style:name="P26" style:family="paragraph" style:parent-style-name="Text_20_body">
      <style:text-properties fo:font-weight="normal" officeooo:paragraph-rsid="002667e0" style:font-weight-asian="normal" style:font-size-complex="10pt" style:font-weight-complex="normal"/>
    </style:style>
    <style:style style:name="P27" style:family="paragraph" style:parent-style-name="Text_20_body">
      <style:text-properties fo:font-weight="normal" officeooo:paragraph-rsid="002701d0" style:font-weight-asian="normal" style:font-size-complex="10pt" style:font-weight-complex="normal"/>
    </style:style>
    <style:style style:name="P28" style:family="paragraph" style:parent-style-name="Text_20_body">
      <style:text-properties officeooo:paragraph-rsid="003f4dc1"/>
    </style:style>
    <style:style style:name="P29" style:family="paragraph" style:parent-style-name="Text_20_body">
      <style:text-properties officeooo:paragraph-rsid="0041007f"/>
    </style:style>
    <style:style style:name="P30" style:family="paragraph" style:parent-style-name="Text_20_body">
      <style:text-properties officeooo:paragraph-rsid="0042ef68"/>
    </style:style>
    <style:style style:name="P31" style:family="paragraph" style:parent-style-name="Text_20_body">
      <style:text-properties officeooo:paragraph-rsid="00493086"/>
    </style:style>
    <style:style style:name="P32" style:family="paragraph" style:parent-style-name="Code_20_header">
      <style:paragraph-properties fo:text-align="end" style:justify-single-word="false"/>
      <style:text-properties fo:color="#666666" fo:font-weight="bold" officeooo:paragraph-rsid="002a2a46" style:font-weight-asian="bold" style:font-weight-complex="bold"/>
    </style:style>
    <style:style style:name="P33" style:family="paragraph" style:parent-style-name="Code_20_header">
      <style:paragraph-properties fo:text-align="end" style:justify-single-word="false"/>
      <style:text-properties fo:color="#666666" fo:font-weight="bold" officeooo:rsid="002a2a46" officeooo:paragraph-rsid="002a2a46" style:font-weight-asian="bold" style:font-weight-complex="bold"/>
    </style:style>
    <style:style style:name="P34" style:family="paragraph" style:parent-style-name="Code_20_header">
      <style:text-properties officeooo:rsid="002a025c"/>
    </style:style>
    <style:style style:name="P35" style:family="paragraph" style:parent-style-name="Code_20_header">
      <style:text-properties officeooo:rsid="002a77cc" officeooo:paragraph-rsid="002a77cc"/>
    </style:style>
    <style:style style:name="P36" style:family="paragraph" style:parent-style-name="Table_20_Contents">
      <style:paragraph-properties fo:text-align="center" style:justify-single-word="false"/>
      <style:text-properties fo:font-weight="bold" officeooo:rsid="00281b3a" officeooo:paragraph-rsid="00281b3a" style:font-weight-asian="bold" style:font-weight-complex="bold"/>
    </style:style>
    <style:style style:name="P37" style:family="paragraph" style:parent-style-name="Table_20_Contents">
      <style:text-properties fo:font-weight="bold" officeooo:rsid="00281b3a" officeooo:paragraph-rsid="00281b3a" style:font-weight-asian="bold" style:font-weight-complex="bold"/>
    </style:style>
    <style:style style:name="P38" style:family="paragraph" style:parent-style-name="Table_20_Contents">
      <style:text-properties officeooo:rsid="002701d0" officeooo:paragraph-rsid="002701d0"/>
    </style:style>
    <style:style style:name="P39" style:family="paragraph" style:parent-style-name="Table_20_Contents">
      <style:paragraph-properties fo:text-align="center" style:justify-single-word="false"/>
      <style:text-properties officeooo:rsid="002701d0" officeooo:paragraph-rsid="002701d0"/>
    </style:style>
    <style:style style:name="P40" style:family="paragraph" style:parent-style-name="Standard" style:master-page-name="Standard">
      <style:paragraph-properties fo:text-align="center" style:justify-single-word="false" style:page-number="auto"/>
      <style:text-properties style:font-name="Times New Roman" fo:font-size="18pt" style:font-size-asian="18pt" style:font-size-complex="18pt"/>
    </style:style>
    <style:style style:name="P41" style:family="paragraph" style:parent-style-name="Standard">
      <style:paragraph-properties fo:text-align="center" style:justify-single-word="false"/>
      <style:text-properties fo:font-variant="small-caps" fo:font-size="32pt" officeooo:rsid="0030cd8d" officeooo:paragraph-rsid="0030cd8d" style:font-size-asian="32pt" style:font-size-complex="32pt"/>
    </style:style>
    <style:style style:name="P42" style:family="paragraph" style:parent-style-name="Standard">
      <style:text-properties officeooo:rsid="0033cafb" officeooo:paragraph-rsid="0033cafb"/>
    </style:style>
    <style:style style:name="P43" style:family="paragraph" style:parent-style-name="Standard">
      <style:text-properties officeooo:rsid="002a025c"/>
    </style:style>
    <style:style style:name="P44" style:family="paragraph" style:parent-style-name="Standard">
      <style:text-properties officeooo:rsid="0039cc00" officeooo:paragraph-rsid="002e646c"/>
    </style:style>
    <style:style style:name="P45" style:family="paragraph" style:parent-style-name="Standard">
      <style:text-properties officeooo:rsid="00493086" officeooo:paragraph-rsid="00493086"/>
    </style:style>
    <style:style style:name="P46" style:family="paragraph" style:parent-style-name="Standard">
      <style:text-properties officeooo:rsid="0042ef68" officeooo:paragraph-rsid="0042ef68" style:font-size-complex="10pt"/>
    </style:style>
    <style:style style:name="P47" style:family="paragraph" style:parent-style-name="Standard">
      <style:text-properties officeooo:rsid="004397c3" officeooo:paragraph-rsid="004397c3" style:font-size-complex="10pt"/>
    </style:style>
    <style:style style:name="P48" style:family="paragraph" style:parent-style-name="Standard">
      <style:text-properties officeooo:paragraph-rsid="004c4081"/>
    </style:style>
    <style:style style:name="P49" style:family="paragraph" style:parent-style-name="Standard">
      <style:text-properties officeooo:paragraph-rsid="004dbfe8"/>
    </style:style>
    <style:style style:name="P50" style:family="paragraph" style:parent-style-name="Standard">
      <style:text-properties officeooo:paragraph-rsid="004f7bd8"/>
    </style:style>
    <style:style style:name="P51" style:family="paragraph" style:parent-style-name="Standard">
      <style:text-properties officeooo:paragraph-rsid="005218ed"/>
    </style:style>
    <style:style style:name="P52" style:family="paragraph" style:parent-style-name="Standard">
      <style:text-properties officeooo:paragraph-rsid="00607552"/>
    </style:style>
    <style:style style:name="P53" style:family="paragraph" style:parent-style-name="Standard">
      <style:text-properties officeooo:paragraph-rsid="00609b18"/>
    </style:style>
    <style:style style:name="P54" style:family="paragraph" style:parent-style-name="Standard">
      <style:text-properties officeooo:paragraph-rsid="00612b52"/>
    </style:style>
    <style:style style:name="P55" style:family="paragraph" style:parent-style-name="Text_20_body">
      <style:text-properties officeooo:rsid="003f4dc1" officeooo:paragraph-rsid="003f4dc1" style:font-size-complex="10pt"/>
    </style:style>
    <style:style style:name="P56" style:family="paragraph" style:parent-style-name="Text_20_body">
      <style:text-properties officeooo:rsid="0042ef68" officeooo:paragraph-rsid="0042ef68" style:font-size-complex="10pt"/>
    </style:style>
    <style:style style:name="P57" style:family="paragraph" style:parent-style-name="Text_20_body">
      <style:text-properties officeooo:rsid="004738c4" officeooo:paragraph-rsid="004738c4" style:font-size-complex="10pt"/>
    </style:style>
    <style:style style:name="P58" style:family="paragraph" style:parent-style-name="Text_20_body">
      <style:text-properties officeooo:rsid="00493086" officeooo:paragraph-rsid="00493086" style:font-size-complex="10pt"/>
    </style:style>
    <style:style style:name="P59" style:family="paragraph" style:parent-style-name="Text_20_body">
      <style:text-properties officeooo:rsid="00493086" officeooo:paragraph-rsid="005cbe1e" style:font-size-complex="10pt"/>
    </style:style>
    <style:style style:name="P60" style:family="paragraph" style:parent-style-name="Text_20_body">
      <style:text-properties fo:font-style="normal" officeooo:rsid="00493086" officeooo:paragraph-rsid="00493086" style:font-style-asian="normal" style:font-size-complex="10pt" style:font-style-complex="normal"/>
    </style:style>
    <style:style style:name="P61" style:family="paragraph" style:parent-style-name="Text_20_body" style:list-style-name="L7">
      <style:text-properties officeooo:paragraph-rsid="00581b17"/>
    </style:style>
    <style:style style:name="P62" style:family="paragraph" style:parent-style-name="Text_20_body">
      <style:text-properties officeooo:paragraph-rsid="00581b17"/>
    </style:style>
    <style:style style:name="P63" style:family="paragraph" style:parent-style-name="Text_20_body">
      <style:text-properties style:font-name="Times New Roman" fo:font-size="12pt" fo:font-weight="normal" officeooo:paragraph-rsid="005bf517" style:font-size-asian="12pt" style:font-weight-asian="normal"/>
    </style:style>
    <style:style style:name="P64" style:family="paragraph" style:parent-style-name="Text_20_body">
      <style:text-properties style:font-name="Times New Roman" fo:font-size="12pt" fo:font-weight="normal" officeooo:paragraph-rsid="0063e7fa" style:font-size-asian="12pt" style:font-weight-asian="normal"/>
    </style:style>
    <style:style style:name="P65" style:family="paragraph" style:parent-style-name="Text_20_body">
      <style:text-properties fo:font-weight="normal" officeooo:paragraph-rsid="006a96ce" style:font-weight-asian="normal" style:font-size-complex="10pt" style:font-weight-complex="normal"/>
    </style:style>
    <style:style style:name="P66" style:family="paragraph" style:parent-style-name="Text_20_body" style:list-style-name="L8">
      <style:text-properties officeooo:paragraph-rsid="006a96ce"/>
    </style:style>
    <style:style style:name="P67" style:family="paragraph" style:parent-style-name="Text_20_body">
      <style:text-properties officeooo:paragraph-rsid="006a96ce"/>
    </style:style>
    <style:style style:name="P68" style:family="paragraph" style:parent-style-name="Heading_20_1" style:master-page-name="Conversione_20_1">
      <style:paragraph-properties style:page-number="auto"/>
      <style:text-properties officeooo:rsid="0045d952" officeooo:paragraph-rsid="0045d952"/>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45d952" officeooo:paragraph-rsid="0045d952"/>
    </style:style>
    <style:style style:name="P71" style:family="paragraph" style:parent-style-name="Heading_20_1">
      <style:paragraph-properties fo:break-before="page"/>
      <style:text-properties officeooo:paragraph-rsid="00607552"/>
    </style:style>
    <style:style style:name="P72" style:family="paragraph" style:parent-style-name="Heading_20_2">
      <style:text-properties officeooo:rsid="00493086"/>
    </style:style>
    <style:style style:name="P73" style:family="paragraph" style:parent-style-name="Heading_20_2">
      <style:paragraph-properties fo:margin-left="0cm" fo:margin-right="0cm" fo:text-indent="0cm" style:auto-text-indent="false"/>
    </style:style>
    <style:style style:name="P74" style:family="paragraph" style:parent-style-name="Heading_20_2">
      <style:paragraph-properties fo:break-before="page"/>
    </style:style>
    <style:style style:name="P75" style:family="paragraph" style:parent-style-name="Heading_20_3">
      <style:text-properties officeooo:rsid="00493086"/>
    </style:style>
    <style:style style:name="P76" style:family="paragraph" style:parent-style-name="Heading_20_3">
      <style:text-properties officeooo:rsid="003f4dc1"/>
    </style:style>
    <style:style style:name="P77" style:family="paragraph" style:parent-style-name="Heading_20_3">
      <style:text-properties officeooo:rsid="003f4dc1" style:font-size-complex="10pt"/>
    </style:style>
    <style:style style:name="P78" style:family="paragraph" style:parent-style-name="Code_20_header">
      <style:text-properties officeooo:rsid="004738c4" officeooo:paragraph-rsid="004738c4" style:font-size-complex="10pt"/>
    </style:style>
    <style:style style:name="P79" style:family="paragraph" style:parent-style-name="Code_20_header">
      <style:text-properties officeooo:rsid="00493086" officeooo:paragraph-rsid="00493086" style:font-size-complex="10pt"/>
    </style:style>
    <style:style style:name="P80" style:family="paragraph" style:parent-style-name="Code_20_header">
      <style:text-properties officeooo:paragraph-rsid="00609b18"/>
    </style:style>
    <style:style style:name="T1" style:family="text">
      <style:text-properties officeooo:rsid="00189dcb"/>
    </style:style>
    <style:style style:name="T2" style:family="text">
      <style:text-properties style:font-size-complex="10pt"/>
    </style:style>
    <style:style style:name="T3" style:family="text">
      <style:text-properties officeooo:rsid="003f4dc1" style:font-size-complex="10pt"/>
    </style:style>
    <style:style style:name="T4" style:family="text">
      <style:text-properties officeooo:rsid="0040af5e" style:font-size-complex="10pt"/>
    </style:style>
    <style:style style:name="T5" style:family="text">
      <style:text-properties officeooo:rsid="0041007f" style:font-size-complex="10pt"/>
    </style:style>
    <style:style style:name="T6" style:family="text">
      <style:text-properties officeooo:rsid="0042ef68" style:font-size-complex="10pt"/>
    </style:style>
    <style:style style:name="T7" style:family="text">
      <style:text-properties officeooo:rsid="004397c3" style:font-size-complex="10pt"/>
    </style:style>
    <style:style style:name="T8" style:family="text">
      <style:text-properties officeooo:rsid="0045d952" style:font-size-complex="10pt"/>
    </style:style>
    <style:style style:name="T9" style:family="text">
      <style:text-properties officeooo:rsid="004738c4" style:font-size-complex="10pt"/>
    </style:style>
    <style:style style:name="T10" style:family="text">
      <style:text-properties officeooo:rsid="00493086" style:font-size-complex="10pt"/>
    </style:style>
    <style:style style:name="T11" style:family="text">
      <style:text-properties officeooo:rsid="00581b17" style:font-size-complex="10pt"/>
    </style:style>
    <style:style style:name="T12" style:family="text">
      <style:text-properties officeooo:rsid="0058fcc4" style:font-size-complex="10pt"/>
    </style:style>
    <style:style style:name="T13" style:family="text">
      <style:text-properties officeooo:rsid="005a4d0f" style:font-size-complex="10pt"/>
    </style:style>
    <style:style style:name="T14" style:family="text">
      <style:text-properties officeooo:rsid="005be05d" style:font-size-complex="10pt"/>
    </style:style>
    <style:style style:name="T15" style:family="text">
      <style:text-properties officeooo:rsid="001ab319"/>
    </style:style>
    <style:style style:name="T16" style:family="text">
      <style:text-properties officeooo:rsid="001b2082"/>
    </style:style>
    <style:style style:name="T17" style:family="text">
      <style:text-properties officeooo:rsid="001c6b49"/>
    </style:style>
    <style:style style:name="T18" style:family="text">
      <style:text-properties officeooo:rsid="001d53a0"/>
    </style:style>
    <style:style style:name="T19" style:family="text">
      <style:text-properties officeooo:rsid="001e29d5"/>
    </style:style>
    <style:style style:name="T20" style:family="text">
      <style:text-properties officeooo:rsid="001f6343"/>
    </style:style>
    <style:style style:name="T21" style:family="text">
      <style:text-properties officeooo:rsid="0020eba6"/>
    </style:style>
    <style:style style:name="T22" style:family="text">
      <style:text-properties officeooo:rsid="00212a2e"/>
    </style:style>
    <style:style style:name="T23" style:family="text">
      <style:text-properties officeooo:rsid="002302c1"/>
    </style:style>
    <style:style style:name="T24" style:family="text">
      <style:text-properties officeooo:rsid="0024c1a5"/>
    </style:style>
    <style:style style:name="T25" style:family="text">
      <style:text-properties officeooo:rsid="00252563"/>
    </style:style>
    <style:style style:name="T26" style:family="text">
      <style:text-properties officeooo:rsid="002667e0"/>
    </style:style>
    <style:style style:name="T27" style:family="text">
      <style:text-properties officeooo:rsid="002701d0"/>
    </style:style>
    <style:style style:name="T28" style:family="text">
      <style:text-properties officeooo:rsid="00280657"/>
    </style:style>
    <style:style style:name="T29" style:family="text">
      <style:text-properties officeooo:rsid="002a025c"/>
    </style:style>
    <style:style style:name="T30" style:family="text">
      <style:text-properties officeooo:rsid="002a2a46"/>
    </style:style>
    <style:style style:name="T31" style:family="text">
      <style:text-properties officeooo:rsid="002a77cc"/>
    </style:style>
    <style:style style:name="T32" style:family="text">
      <style:text-properties officeooo:rsid="002bf990"/>
    </style:style>
    <style:style style:name="T33" style:family="text">
      <style:text-properties officeooo:rsid="002de8d6"/>
    </style:style>
    <style:style style:name="T34" style:family="text">
      <style:text-properties officeooo:rsid="002e646c"/>
    </style:style>
    <style:style style:name="T35" style:family="text">
      <style:text-properties officeooo:rsid="003004a9"/>
    </style:style>
    <style:style style:name="T36" style:family="text">
      <style:text-properties officeooo:rsid="0033cafb"/>
    </style:style>
    <style:style style:name="T37" style:family="text">
      <style:text-properties officeooo:rsid="0035719b"/>
    </style:style>
    <style:style style:name="T38" style:family="text">
      <style:text-properties officeooo:rsid="00373e43"/>
    </style:style>
    <style:style style:name="T39" style:family="text">
      <style:text-properties officeooo:rsid="0037e50a"/>
    </style:style>
    <style:style style:name="T40" style:family="text">
      <style:text-properties officeooo:rsid="003860f2"/>
    </style:style>
    <style:style style:name="T41" style:family="text">
      <style:text-properties officeooo:rsid="0039cc00"/>
    </style:style>
    <style:style style:name="T42" style:family="text">
      <style:text-properties officeooo:rsid="003ace0f"/>
    </style:style>
    <style:style style:name="T43" style:family="text">
      <style:text-properties officeooo:rsid="003b30fe"/>
    </style:style>
    <style:style style:name="T44" style:family="text">
      <style:text-properties officeooo:rsid="003c2f4c"/>
    </style:style>
    <style:style style:name="T45" style:family="text">
      <style:text-properties officeooo:rsid="003da750"/>
    </style:style>
    <style:style style:name="T46" style:family="text">
      <style:text-properties officeooo:rsid="003f4dc1"/>
    </style:style>
    <style:style style:name="T47" style:family="text">
      <style:text-properties fo:font-style="italic" officeooo:rsid="0042ef68" style:font-style-asian="italic" style:font-size-complex="10pt" style:font-style-complex="italic"/>
    </style:style>
    <style:style style:name="T48" style:family="text">
      <style:text-properties fo:font-style="italic" officeooo:rsid="004738c4" style:font-style-asian="italic" style:font-size-complex="10pt" style:font-style-complex="italic"/>
    </style:style>
    <style:style style:name="T49" style:family="text">
      <style:text-properties fo:font-style="italic" officeooo:rsid="00493086" style:font-style-asian="italic" style:font-size-complex="10pt" style:font-style-complex="italic"/>
    </style:style>
    <style:style style:name="T50" style:family="text">
      <style:text-properties fo:font-style="italic" officeooo:rsid="00581b17" style:font-style-asian="italic" style:font-size-complex="10pt" style:font-style-complex="italic"/>
    </style:style>
    <style:style style:name="T51" style:family="text">
      <style:text-properties fo:font-style="italic" officeooo:rsid="0058fcc4" style:font-style-asian="italic" style:font-size-complex="10pt" style:font-style-complex="italic"/>
    </style:style>
    <style:style style:name="T52" style:family="text">
      <style:text-properties fo:font-style="italic" officeooo:rsid="005a4d0f" style:font-style-asian="italic" style:font-size-complex="10pt" style:font-style-complex="italic"/>
    </style:style>
    <style:style style:name="T53" style:family="text">
      <style:text-properties fo:font-style="italic" officeooo:rsid="004dbfe8" style:font-style-asian="italic" style:font-style-complex="italic"/>
    </style:style>
    <style:style style:name="T54" style:family="text">
      <style:text-properties fo:font-style="italic" officeooo:rsid="00612b52" style:font-style-asian="italic" style:font-style-complex="italic"/>
    </style:style>
    <style:style style:name="T55" style:family="text">
      <style:text-properties fo:font-style="italic" fo:font-weight="normal" officeooo:rsid="0058fcc4" style:font-style-asian="italic" style:font-weight-asian="normal" style:font-size-complex="10pt" style:font-style-complex="italic" style:font-weight-complex="normal"/>
    </style:style>
    <style:style style:name="T56" style:family="text">
      <style:text-properties fo:font-style="italic" style:text-underline-style="none" officeooo:rsid="00607552" style:font-style-asian="italic" style:font-style-complex="italic"/>
    </style:style>
    <style:style style:name="T57" style:family="text">
      <style:text-properties fo:font-weight="bold" officeooo:rsid="0042ef68" style:font-weight-asian="bold" style:font-size-complex="10pt" style:font-weight-complex="bold"/>
    </style:style>
    <style:style style:name="T58" style:family="text">
      <style:text-properties fo:font-weight="bold" officeooo:rsid="00493086" style:font-weight-asian="bold" style:font-size-complex="10pt" style:font-weight-complex="bold"/>
    </style:style>
    <style:style style:name="T59" style:family="text">
      <style:text-properties fo:font-weight="bold" officeooo:rsid="00581b17" style:font-weight-asian="bold" style:font-size-complex="10pt" style:font-weight-complex="bold"/>
    </style:style>
    <style:style style:name="T60" style:family="text">
      <style:text-properties fo:font-weight="bold" officeooo:rsid="005a4d0f" style:font-weight-asian="bold" style:font-size-complex="10pt" style:font-weight-complex="bold"/>
    </style:style>
    <style:style style:name="T61" style:family="text">
      <style:text-properties fo:font-weight="bold" officeooo:rsid="001b2082" style:font-weight-asian="bold" style:font-weight-complex="bold"/>
    </style:style>
    <style:style style:name="T62" style:family="text">
      <style:text-properties officeooo:rsid="0045d952"/>
    </style:style>
    <style:style style:name="T63" style:family="text">
      <style:text-properties fo:font-style="normal" officeooo:rsid="004738c4" style:font-style-asian="normal" style:font-size-complex="10pt" style:font-style-complex="normal"/>
    </style:style>
    <style:style style:name="T64" style:family="text">
      <style:text-properties fo:font-style="normal" officeooo:rsid="00493086" style:font-style-asian="normal" style:font-size-complex="10pt" style:font-style-complex="normal"/>
    </style:style>
    <style:style style:name="T65" style:family="text">
      <style:text-properties fo:font-style="normal" officeooo:rsid="0058fcc4" style:font-style-asian="normal" style:font-size-complex="10pt" style:font-style-complex="normal"/>
    </style:style>
    <style:style style:name="T66" style:family="text">
      <style:text-properties fo:font-style="normal" officeooo:rsid="00612b52" style:font-style-asian="normal" style:font-style-complex="normal"/>
    </style:style>
    <style:style style:name="T67" style:family="text">
      <style:text-properties fo:font-style="normal" fo:font-weight="bold" officeooo:rsid="00581b17" style:font-style-asian="normal" style:font-weight-asian="bold" style:font-size-complex="10pt" style:font-style-complex="normal" style:font-weight-complex="bold"/>
    </style:style>
    <style:style style:name="T68" style:family="text">
      <style:text-properties fo:font-style="normal" fo:font-weight="bold" officeooo:rsid="00493086" style:font-style-asian="normal" style:font-weight-asian="bold" style:font-size-complex="10pt" style:font-style-complex="normal" style:font-weight-complex="bold"/>
    </style:style>
    <style:style style:name="T69" style:family="text">
      <style:text-properties fo:font-style="normal" fo:font-weight="normal" officeooo:rsid="0058fcc4" style:font-style-asian="normal" style:font-weight-asian="normal" style:font-size-complex="10pt" style:font-style-complex="normal" style:font-weight-complex="normal"/>
    </style:style>
    <style:style style:name="T70" style:family="text">
      <style:text-properties officeooo:rsid="004ad60e"/>
    </style:style>
    <style:style style:name="T71" style:family="text">
      <style:text-properties officeooo:rsid="004c4081"/>
    </style:style>
    <style:style style:name="T72" style:family="text">
      <style:text-properties style:use-window-font-color="true" officeooo:rsid="004c4081" fo:background-color="transparent"/>
    </style:style>
    <style:style style:name="T73" style:family="text">
      <style:text-properties style:use-window-font-color="true" officeooo:rsid="004dbfe8" fo:background-color="transparent"/>
    </style:style>
    <style:style style:name="T74" style:family="text">
      <style:text-properties style:use-window-font-color="true" officeooo:rsid="0064dbca" fo:background-color="transparent"/>
    </style:style>
    <style:style style:name="T75" style:family="text">
      <style:text-properties officeooo:rsid="004dbfe8"/>
    </style:style>
    <style:style style:name="T76" style:family="text">
      <style:text-properties officeooo:rsid="004e7c32"/>
    </style:style>
    <style:style style:name="T77" style:family="text">
      <style:text-properties officeooo:rsid="004f7bd8"/>
    </style:style>
    <style:style style:name="T78" style:family="text">
      <style:text-properties officeooo:rsid="004fb1b9"/>
    </style:style>
    <style:style style:name="T79" style:family="text">
      <style:text-properties officeooo:rsid="004fff08"/>
    </style:style>
    <style:style style:name="T80" style:family="text">
      <style:text-properties officeooo:rsid="00510ae7"/>
    </style:style>
    <style:style style:name="T81" style:family="text">
      <style:text-properties officeooo:rsid="005218ed"/>
    </style:style>
    <style:style style:name="T82" style:family="text">
      <style:text-properties officeooo:rsid="00531e4e"/>
    </style:style>
    <style:style style:name="T83" style:family="text">
      <style:text-properties officeooo:rsid="0054dfdf"/>
    </style:style>
    <style:style style:name="T84" style:family="text">
      <style:text-properties officeooo:rsid="0055a8e6"/>
    </style:style>
    <style:style style:name="T85" style:family="text">
      <style:text-properties officeooo:rsid="0056d50f"/>
    </style:style>
    <style:style style:name="T86" style:family="text">
      <style:text-properties officeooo:rsid="0056f786"/>
    </style:style>
    <style:style style:name="T87" style:family="text">
      <style:text-properties officeooo:rsid="00581b17"/>
    </style:style>
    <style:style style:name="T88" style:family="text">
      <style:text-properties fo:font-weight="normal"/>
    </style:style>
    <style:style style:name="T89" style:family="text">
      <style:text-properties fo:font-weight="normal" officeooo:rsid="00680f03" style:font-weight-asian="normal" style:font-size-complex="10pt" style:font-weight-complex="normal"/>
    </style:style>
    <style:style style:name="T90" style:family="text">
      <style:text-properties fo:font-weight="normal" officeooo:rsid="006a96ce" style:font-weight-asian="normal" style:font-size-complex="10pt" style:font-weight-complex="normal"/>
    </style:style>
    <style:style style:name="T91" style:family="text">
      <style:text-properties fo:font-weight="normal" officeooo:rsid="0069e0b5" style:font-weight-asian="normal" style:font-size-complex="10pt" style:font-weight-complex="normal"/>
    </style:style>
    <style:style style:name="T92" style:family="text">
      <style:text-properties fo:font-weight="normal" officeooo:rsid="0069a877" style:font-weight-asian="normal" style:font-size-complex="10pt" style:font-weight-complex="normal"/>
    </style:style>
    <style:style style:name="T93" style:family="text">
      <style:text-properties officeooo:rsid="005bf517"/>
    </style:style>
    <style:style style:name="T94" style:family="text">
      <style:text-properties officeooo:rsid="005cbe1e"/>
    </style:style>
    <style:style style:name="T95" style:family="text">
      <style:text-properties officeooo:rsid="00607552"/>
    </style:style>
    <style:style style:name="T96" style:family="text">
      <style:text-properties officeooo:rsid="00609b18"/>
    </style:style>
    <style:style style:name="T97" style:family="text">
      <style:text-properties officeooo:rsid="00612b52"/>
    </style:style>
    <style:style style:name="T98" style:family="text">
      <style:text-properties officeooo:rsid="0062a388"/>
    </style:style>
    <style:style style:name="T99" style:family="text">
      <style:text-properties officeooo:rsid="0063e7fa"/>
    </style:style>
    <style:style style:name="T100" style:family="text">
      <style:text-properties officeooo:rsid="0064d72c"/>
    </style:style>
    <style:style style:name="T101" style:family="text">
      <style:text-properties officeooo:rsid="0064dbca"/>
    </style:style>
    <style:style style:name="T102" style:family="text">
      <style:text-properties officeooo:rsid="001ab319" fo:background-color="transparent"/>
    </style:style>
    <style:style style:name="T103" style:family="text">
      <style:text-properties officeooo:rsid="0064dbca" fo:background-color="transparent"/>
    </style:style>
    <style:style style:name="T104" style:family="text">
      <style:text-properties officeooo:rsid="00680f03"/>
    </style:style>
    <style:style style:name="T105" style:family="text">
      <style:text-properties officeooo:rsid="0069a877"/>
    </style:style>
    <style:style style:name="T106" style:family="text">
      <style:text-properties officeooo:rsid="0069e0b5"/>
    </style:style>
    <style:style style:name="T107" style:family="text">
      <style:text-properties officeooo:rsid="006a96ce"/>
    </style:style>
    <style:style style:name="T108" style:family="text">
      <style:text-properties style:font-weight-asian="normal"/>
    </style:style>
    <style:style style:name="T109" style:family="text">
      <style:text-properties style:font-weight-complex="normal"/>
    </style:style>
    <style:style style:name="T11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run-through="foreground" style:wrap="none" style:vertical-pos="top" style:vertical-rel="paragraph-content" style:horizontal-pos="center" style:horizontal-rel="paragraph" style:shadow="none"/>
    </style:style>
    <text:list-style style:name="L1">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2">Università di Cagliari</text:p>
      <text:p text:style-name="P2">Facoltà di Scienze MM.FF.NN</text:p>
      <text:p text:style-name="P3">Corso di Laurea in Informatica</text:p>
      <text:p text:style-name="P4"/>
      <text:p text:style-name="P4"/>
      <text:p text:style-name="P4"/>
      <text:p text:style-name="P14">Relazione Progetto</text:p>
      <text:p text:style-name="P41">LAN Messenger</text:p>
      <text:p text:style-name="P7">Corso T.A.R.I.</text:p>
      <text:p text:style-name="P6">A.A. 20<text:span text:style-name="T1">10</text:span> -20<text:span text:style-name="T1">11</text:span></text:p>
      <text:p text:style-name="P5"/>
      <text:p text:style-name="P5"/>
      <text:p text:style-name="P6"/>
      <text:p text:style-name="P6">VALERIO PILO NM 38166</text:p>
      <text:p text:style-name="P10"/>
      <text:p text:style-name="P8"/>
      <text:h text:style-name="P68" text:outline-level="1">Introduzione</text:h>
      <text:p text:style-name="Standard">Il progetto denominato “LAN Messenger” è stato realizzato per essere presentato all'esame del corso di Tecnologia e Applicazioni della Rete Internet. Il percorso scelto è quello della applicazione basata su socket.</text:p>
      <text:p text:style-name="P21">LAN Messenger è una applicazione C++ basata sulle librerie standard, ncurses e pthread, che implementa un servizio di messaggistica istantanea con la possibilità di trasferire file.</text:p>
      <text:p text:style-name="P22">Il servizio offerto è simile, ma molto semplificato, a quello di un canale IRC: gli utenti possono connettersi al canale e parlare a vicenda, e cambiare il proprio nome. In aggiunta, gli utenti possono scegliere di inviare un file<text:span text:style-name="T36"> alla volta</text:span> a tutti gli altri partecipanti.</text:p>
      <text:p text:style-name="P20"><text:span text:style-name="T1">Il progetto compila un server e un client, basati sullo stesso codice di rete e protocollo; questi </text:span><text:span text:style-name="T15">verranno trattati in dettaglio nei seguenti capitoli.</text:span></text:p>
      <text:p text:style-name="P65"><text:span text:style-name="T104">L'applicazione è stata testata su</text:span><text:span text:style-name="T107">lle seguenti</text:span><text:span text:style-name="T104"> macchin</text:span><text:span text:style-name="T105">e</text:span><text:span text:style-name="T107">:</text:span></text:p>
      <text:list xml:id="list817517663" text:style-name="L8">
        <text:list-item>
          <text:p text:style-name="P66"><text:span text:style-name="T90">OpenSUSE </text:span><text:span text:style-name="T91">Linux</text:span><text:span text:style-name="T92"> </text:span><text:span text:style-name="T90">11.3 </text:span><text:span text:style-name="T89">64-bit</text:span></text:p>
        </text:list-item>
        <text:list-item>
          <text:p text:style-name="P66"><text:span text:style-name="T90">OpenSUSE </text:span><text:span text:style-name="T91">Linux</text:span><text:span text:style-name="T92"> </text:span><text:span text:style-name="T90">11.3 </text:span><text:span text:style-name="T92">32-bit</text:span></text:p>
        </text:list-item>
      </text:list>
      <text:p text:style-name="P67"><text:span text:style-name="T92"/></text:p>
      <text:p text:style-name="P67"><text:span text:style-name="T92"/></text:p>
      <text:h text:style-name="P69" text:outline-level="1">Il protocollo</text:h>
      <text:p text:style-name="P24"><text:span text:style-name="T18">Entrambe le applicazioni, il server e il client, sono basati sullo stesso codice di rete, e possono essere residenti su macchine diverse in una </text:span><text:span text:style-name="T24">stessa LAN</text:span><text:span text:style-name="T18">.</text:span></text:p>
      <text:p text:style-name="P25"><text:span text:style-name="T19">Il protocollo è basato su messaggi in formato binario instradati utilizzando TCP. </text:span><text:span text:style-name="T22">C</text:span><text:span text:style-name="T21">onfidando nel controllo e risoluzione d'errore fornito dal protocollo si è alleggeriti i requisiti dalla necessità di verificare i dati in transito </text:span><text:span text:style-name="T22">sulla rete e controllare i timeout. </text:span><text:span text:style-name="T25">U</text:span><text:span text:style-name="T22">lteriore motivazione per questa scelta è il fatto che nell'ambiente a cui il progetto è destinato, </text:span><text:span text:style-name="T36">ovvero </text:span><text:span text:style-name="T22">una rete LAN </text:span><text:span text:style-name="T25">E</text:span><text:span text:style-name="T22">thernet, errori e problemi di latenza sono spesso trascurabili.</text:span></text:p>
      <text:p text:style-name="P26"><text:span text:style-name="T23">Il protocollo è basato su messaggi</text:span><text:span text:style-name="T36"> binari</text:span><text:span text:style-name="T23">. Ogni messaggio è formato da </text:span><text:span text:style-name="T25">una intestazione (header), seguita da un'opzionale carico dati (payload). L'header </text:span><text:span text:style-name="T26">è formato da</text:span><text:span text:style-name="T25"> </text:span><text:span text:style-name="T23">un </text:span><text:span text:style-name="T29">comando, il quale definisce il tipo di messaggio ed è una</text:span><text:span text:style-name="T23"> stringa di massimo 3 lettere (4 con il carattere NULL di terminazione), e da 4 byte che indicano la dimensione dei dati del payload </text:span><text:span text:style-name="T25">associato</text:span><text:span text:style-name="T23">. </text:span><text:span text:style-name="T25">Per alcuni messaggi, ad esempio quelli di connessione e disconnessione, <text:s/>questi dati sono sufficienti </text:span><text:span text:style-name="T26">e la</text:span><text:span text:style-name="T25"> dimensione </text:span><text:span text:style-name="T26">del </text:span><text:span text:style-name="T25">payload </text:span><text:span text:style-name="T26">è </text:span><text:span text:style-name="T25">0; </text:span><text:span text:style-name="T26">al</text:span><text:span text:style-name="T25">tri invece necessitano di dati aggiuntivi, che vengono messi in coda all'header.</text:span></text:p>
      <text:p text:style-name="P27"><text:span text:style-name="T27">Questi sono i </text:span><text:span text:style-name="T29">comandi </text:span><text:span text:style-name="T27">attualmente </text:span><text:span text:style-name="T28">riconosciuti </text:span><text:span text:style-name="T27">da</text:span><text:span text:style-name="T28">i componenti dell'</text:span><text:span text:style-name="T27">applicazione:</text:span></text:p>
      <table:table table:name="Tabella1" table:style-name="Tabella1">
        <table:table-column table:style-name="Tabella1.A"/>
        <table:table-column table:style-name="Tabella1.B"/>
        <table:table-column table:style-name="Tabella1.C"/>
        <table:table-row>
          <table:table-cell table:style-name="Tabella1.A1" office:value-type="string">
            <text:p text:style-name="P15">Enumerazione</text:p>
          </table:table-cell>
          <table:table-cell table:style-name="Tabella1.A1" office:value-type="string">
            <text:p text:style-name="P36">Comando</text:p>
          </table:table-cell>
          <table:table-cell table:style-name="Tabella1.C1" office:value-type="string">
            <text:p text:style-name="P37">Descrizione</text:p>
          </table:table-cell>
        </table:table-row>
        <table:table-row>
          <table:table-cell table:style-name="Tabella1.A2" office:value-type="string">
            <text:p text:style-name="P11">Message::MSG_HELLO</text:p>
          </table:table-cell>
          <table:table-cell table:style-name="Tabella1.A2" office:value-type="string">
            <text:p text:style-name="P9">"HI"</text:p>
          </table:table-cell>
          <table:table-cell table:style-name="Tabella1.C2" office:value-type="string">
            <text:p text:style-name="P38">Accesso al server</text:p>
          </table:table-cell>
        </table:table-row>
        <table:table-row>
          <table:table-cell table:style-name="Tabella1.A2" office:value-type="string">
            <text:p text:style-name="P11">Message::MSG_NICKNAME</text:p>
          </table:table-cell>
          <table:table-cell table:style-name="Tabella1.A2" office:value-type="string">
            <text:p text:style-name="P9">"NAM"</text:p>
          </table:table-cell>
          <table:table-cell table:style-name="Tabella1.C2" office:value-type="string">
            <text:p text:style-name="P38">Cambio di nome del client</text:p>
          </table:table-cell>
        </table:table-row>
        <table:table-row>
          <table:table-cell table:style-name="Tabella1.A2" office:value-type="string">
            <text:p text:style-name="Standard">Message::MSG_BYE</text:p>
          </table:table-cell>
          <table:table-cell table:style-name="Tabella1.A2" office:value-type="string">
            <text:p text:style-name="P9">"BYE"</text:p>
          </table:table-cell>
          <table:table-cell table:style-name="Tabella1.C2" office:value-type="string">
            <text:p text:style-name="P38">Uscita dal server</text:p>
          </table:table-cell>
        </table:table-row>
        <table:table-row>
          <table:table-cell table:style-name="Tabella1.A2" office:value-type="string">
            <text:p text:style-name="Standard">Message::MSG_STATUS</text:p>
          </table:table-cell>
          <table:table-cell table:style-name="Tabella1.A2" office:value-type="string">
            <text:p text:style-name="P9">"ST"</text:p>
          </table:table-cell>
          <table:table-cell table:style-name="Tabella1.C2" office:value-type="string">
            <text:p text:style-name="P38">Informazione di stato</text:p>
          </table:table-cell>
        </table:table-row>
        <table:table-row>
          <table:table-cell table:style-name="Tabella1.A2" office:value-type="string">
            <text:p text:style-name="Standard">Message::MSG_CHAT</text:p>
          </table:table-cell>
          <table:table-cell table:style-name="Tabella1.A2" office:value-type="string">
            <text:p text:style-name="P9">"MSG"</text:p>
          </table:table-cell>
          <table:table-cell table:style-name="Tabella1.C2" office:value-type="string">
            <text:p text:style-name="P38">Messaggio di chat</text:p>
          </table:table-cell>
        </table:table-row>
        <table:table-row>
          <table:table-cell table:style-name="Tabella1.A2" office:value-type="string">
            <text:p text:style-name="P11">Message::MSG_FILE_REQUEST</text:p>
          </table:table-cell>
          <table:table-cell table:style-name="Tabella1.A2" office:value-type="string">
            <text:p text:style-name="P9">"REQ"</text:p>
          </table:table-cell>
          <table:table-cell table:style-name="Tabella1.C2" office:value-type="string">
            <text:p text:style-name="P38">Richiesta di trasferimento file</text:p>
          </table:table-cell>
        </table:table-row>
        <table:table-row>
          <table:table-cell table:style-name="Tabella1.A2" office:value-type="string">
            <text:p text:style-name="Standard">Message::MSG_FILE_DATA</text:p>
          </table:table-cell>
          <table:table-cell table:style-name="Tabella1.A2" office:value-type="string">
            <text:p text:style-name="P9">"DTA"</text:p>
          </table:table-cell>
          <table:table-cell table:style-name="Tabella1.C2" office:value-type="string">
            <text:p text:style-name="P38">Dati di un trasferimento file</text:p>
          </table:table-cell>
        </table:table-row>
        <table:table-row>
          <table:table-cell table:style-name="Tabella1.A2" office:value-type="string">
            <text:p text:style-name="Standard">Message::MSG_INVALID</text:p>
          </table:table-cell>
          <table:table-cell table:style-name="Tabella1.A2" office:value-type="string">
            <text:p text:style-name="P39">N/A</text:p>
          </table:table-cell>
          <table:table-cell table:style-name="Tabella1.C2" office:value-type="string">
            <text:p text:style-name="P38">Tipo di messaggio non valido</text:p>
          </table:table-cell>
        </table:table-row>
      </table:table>
      <text:p text:style-name="Standard"/>
      <text:p text:style-name="P42">La stringa è stata scelta invece di (ad esempio) un codice numerico per migliorare la visibilità dell'inizio di ogni messaggio all'interno dello stream TCP.</text:p>
      <text:p text:style-name="P42"/>
      <text:p text:style-name="P16">L'header è così rappresentato in codice:</text:p>
      <text:p text:style-name="P16"/>
      <text:p text:style-name="P17"><draw:frame draw:style-name="fr2" draw:name="Cornice6" text:anchor-type="paragraph" svg:width="14.831cm" draw:z-index="9"><draw:text-box fo:min-height="2.09cm"><text:p text:style-name="P34">struct MessageHeader</text:p><text:p text:style-name="P34">{</text:p><text:p text:style-name="P34"><text:s text:c="2"/>char command[ COMMAND_SIZE ];</text:p><text:p text:style-name="P34"><text:s text:c="2"/>int size;</text:p><text:p text:style-name="P34">};</text:p><text:p text:style-name="P33">[common/protocol.h]</text:p></draw:text-box></draw:frame></text:p>
      <text:p text:style-name="P17">Un esempio di payload può essere questo, tratto dalla classe ChatMessage:</text:p>
      <text:p text:style-name="P17"/>
      <text:p text:style-name="P17"><draw:frame draw:style-name="fr2" draw:name="Cornice7" text:anchor-type="paragraph" svg:width="14.831cm" draw:z-index="10"><draw:text-box fo:min-height="2.09cm"><text:p text:style-name="P35">struct Payload</text:p><text:p text:style-name="P35">{</text:p><text:p text:style-name="P35"><text:s text:c="2"/>char sender[ MAX_NICKNAME_SIZE ];</text:p><text:p text:style-name="P35"><text:s text:c="2"/>int messageSize;</text:p><text:p text:style-name="P35"><text:s text:c="2"/>char* message;</text:p><text:p text:style-name="P35">};</text:p><text:p text:style-name="P32"><text:span text:style-name="T30">[common/</text:span><text:span text:style-name="T31">messages/chatmessage</text:span><text:span text:style-name="T30">.h]</text:span></text:p></draw:text-box></draw:frame></text:p>
      <text:p text:style-name="P17"/>
      <text:h text:style-name="P72" text:outline-level="2"><text:soft-page-break/>Il codice di rete</text:h>
      <text:p text:style-name="P17">Al livello più basso, le applicazioni server e client condividono lo stesso codice, che si occupa di ricevere i dati grezzi in ingresso dalla rete e inserirli in un buffer temporaneo. Questo per ovviare al problema che lo strato rete del sistema operativo non consegna i messaggi separati <text:span text:style-name="T37">tra loro, </text:span>così come sono stati inviati, ma li rende disponibili in modo imprevedibile.</text:p>
      <text:p text:style-name="P12"><text:span text:style-name="T31">Una volta che il buffer contiene abbastanza dati per </text:span><text:span text:style-name="T37">poter contenere </text:span><text:span text:style-name="T31">almeno un messaggio, </text:span><text:span text:style-name="T37">viene avviata la procedura di analisi. </text:span><text:span text:style-name="T32">Il buffer viene analizzato per identificare un comando, e a seconda di </text:span><text:span text:style-name="T38">quale viene identificato</text:span><text:span text:style-name="T32">, viene creato un messaggio; un certo blocco di dati successivi è altresì analizzato per estrarne il payload del messaggio (se presente).</text:span><text:span text:style-name="T38"> Nel caso il buffer non contenga ancora dati a sufficienza anche per il payload, l'analisi viene rinviata alla ricezione del successivo blocco di dati.</text:span></text:p>
      <text:p text:style-name="P18">Una volta individuato un messaggio completo, esso è inserito in una coda in ingresso, dal quale l'applicazione sovrastante è libera di estrarlo in qualunque momento.</text:p>
      <text:p text:style-name="P13"><text:span text:style-name="T32">Il codice di rete condiviso si occupa anche di serializzare e inviare i messaggi, </text:span><text:span text:style-name="T33">rimuovendo</text:span><text:span text:style-name="T32"> i messaggi </text:span><text:span text:style-name="T33">da </text:span><text:span text:style-name="T32">una coda </text:span><text:span text:style-name="T33">che viene riempita dall'applicazione</text:span><text:span text:style-name="T32">.</text:span></text:p>
      <text:p text:style-name="P19"><text:span text:style-name="T34">Quando non sono disponibili dati da inviare o da ricevere, il </text:span><text:span text:style-name="T39">codice di rete</text:span><text:span text:style-name="T35"> </text:span><text:span text:style-name="T34">rimane in attesa</text:span><text:span text:style-name="T40"> </text:span><text:span text:style-name="T42">in un proprio thread</text:span><text:span text:style-name="T41">.</text:span></text:p>
      <text:p text:style-name="P44"/>
      <text:h text:style-name="P72" text:outline-level="2">Meccaniche</text:h>
      <text:p text:style-name="P45">Vengono di seguito esplicat<text:span text:style-name="T70">i</text:span> <text:span text:style-name="T70">i</text:span> vari <text:span text:style-name="T70">scambi di messaggi tra </text:span>server e client.</text:p>
      <text:p text:style-name="P45"/>
      <text:h text:style-name="P75" text:outline-level="3">Connessione</text:h>
      <text:p text:style-name="P45">Dopo aver effettuato con successo una connessione al server, il client invia un messaggio <text:span text:style-name="T70">di saluto </text:span>HI.<text:span text:style-name="T70"> Il server risponde inviando al client un nickname univoco (messaggio NAM). Dopo di che, il client è connesso e può inviare messaggi di testo (messaggi MSG) e trasferimenti file (REQ/DTA).</text:span></text:p>
      <text:p text:style-name="P45"><text:span text:style-name="T70"/></text:p>
      <text:h text:style-name="Heading_20_3" text:outline-level="3"><text:span text:style-name="T71">Messaggistica testuale</text:span></text:h>
      <text:p text:style-name="P48"><text:span text:style-name="T71">Il client, una volta connesso, può inviare messaggi MSG: ogni messaggio contiene un nome di mittente (vuoto) e il messaggio inviato. Il server riconosce il client mittente e riempie il campo sender, per poi </text:span><text:span text:style-name="T85">inoltrare</text:span><text:span text:style-name="T71"> il messaggio agli altri client. Non sono state previste conferme di invio ne' sequenziazione d</text:span><text:span text:style-name="T72">ei messaggi, per semplicità implementativa e per oggettiva poca necessità (vedere </text:span><text:span text:style-name="T73"><text:bookmark-ref text:reference-format="chapter" text:ref-name="__RefHeading__1366_541199489">5.2</text:bookmark-ref></text:span><text:span text:style-name="T74">, </text:span><text:span text:style-name="T73"><text:bookmark-ref text:reference-format="text" text:ref-name="__RefHeading__1366_541199489">Messaggi</text:bookmark-ref></text:span><text:span text:style-name="T72">).</text:span></text:p>
      <text:p text:style-name="P48"><text:span text:style-name="T71"/></text:p>
      <text:h text:style-name="Heading_20_3" text:outline-level="3"><text:span text:style-name="T75">Cambi di nickname</text:span></text:h>
      <text:p text:style-name="P49"><text:span text:style-name="T75">Tutti gli utenti possono selezionare il proprio nome autonomamente, a patto che nessun altro client possegga un nome identico. Questa verifica è effettuata dal server. Il client invia un messaggio NAM con il nickname selezionato dall'utente; e il server verifica l'univocità del nome. In caso il nome sia un duplicato, invia un messaggio ST 202 (</text:span><text:span text:style-name="T53">Status_NickNameAlreadyRegistered</text:span><text:span text:style-name="T75">) al client per notificare il problema. In caso sia univoco, invia un altro messaggio NAM con il nuovo nickname al client.</text:span><text:span text:style-name="T71"> </text:span><text:span text:style-name="T75">Il messaggio sarebbe potuto essere anche inviato agli altri client, ma si è preferito evitare questo comportamento per brevità </text:span><text:span text:style-name="T71">(vedere </text:span><text:span text:style-name="T71"><text:bookmark-ref text:reference-format="page" text:ref-name="__RefHeading__1368_541199489">9</text:bookmark-ref></text:span><text:span text:style-name="T101">, </text:span><text:span text:style-name="T101"><text:bookmark-ref text:reference-format="text" text:ref-name="__RefHeading__1368_541199489">Messaggi di stato</text:bookmark-ref></text:span><text:span text:style-name="T71">).</text:span></text:p>
      <text:p text:style-name="P49"><text:span text:style-name="T71"/></text:p>
      <text:h text:style-name="Heading_20_3" text:outline-level="3"><text:span text:style-name="T78">Richieste di trasferimento</text:span><text:span text:style-name="T76"> di file</text:span></text:h>
      <text:p text:style-name="P50"><text:span text:style-name="T76">Sul sistema può essere in transito al massimo un file. Ogni client ha </text:span><text:span text:style-name="T78">la </text:span><text:span text:style-name="T76">facoltà</text:span><text:span text:style-name="T78"> di inviare file</text:span><text:span text:style-name="T76">, e per farlo invia al server un messaggio REQ, contenente il nome del file che l'utente vuole inviare agli altri partecipanti.</text:span></text:p>
      <text:p text:style-name="P50"><text:span text:style-name="T76">Il server controlla che non siano in corso altri trasferimenti (il client potrebbe infatti essersi connesso dopo l'avvio di un'altro trasferimento di file, e non saperne quindi nulla), e invia una richiesta </text:span><text:span text:style-name="T77">REQ identica all'originale </text:span><text:span text:style-name="T76">agli altri client</text:span><text:span text:style-name="T77">,</text:span><text:span text:style-name="T76"> perchè gli utenti confermino o annullino la richiesta</text:span><text:span text:style-name="T77">.</text:span></text:p>
      <text:p text:style-name="P50"><text:span text:style-name="T77"/></text:p>
      <text:h text:style-name="Heading_20_3" text:outline-level="3"><text:soft-page-break/><text:span text:style-name="T86">Conferme di trasferimento di file</text:span></text:h>
      <text:p text:style-name="P50"><text:span text:style-name="T77">Ogni altro utente deve quindi obbligatoriamente rispondere alla richiesta postagli dal mittente del file: l'interfaccia utente chiede se si vuole accettare il file o meno, e in caso affermativo, chiede dove si voglia salvare il file in arrivo.</text:span></text:p>
      <text:p text:style-name="P50"><text:span text:style-name="T77">Ottenuta una risposta dall'utente, il client risponde al server con un messaggio ST 203 o ST 204, a seconda che la richiesta sia stata rispettivamente accettata o rifiutata.</text:span></text:p>
      <text:p text:style-name="P50"><text:span text:style-name="T77">Non appena tutti i client hanno risposto alla richiesta di trasferimento, il server verifica se almeno una delle risposte è affermativa: in tal caso invia al client mittente della richiesta di trasferimento file un messaggio ST 203.</text:span></text:p>
      <text:p text:style-name="P50"><text:span text:style-name="T77">Il client riconosce questo come il segnale di inizio, e avvia l'invio dei dati.</text:span></text:p>
      <text:p text:style-name="P50"><text:span text:style-name="T77"/></text:p>
      <text:h text:style-name="Heading_20_3" text:outline-level="3"><text:span text:style-name="T86">Trasmissione dati in un trasferimento di file</text:span></text:h>
      <text:p text:style-name="P51"><text:span text:style-name="T78">Il file da inviare viene s</text:span><text:span text:style-name="T79">composto in blocchi di dimensione appropriata: la dimensione massima del payload di un segmento TCP viene infatti utilizzata per limitare le dimensioni totali dei pacchetti ed evitarne </text:span><text:span text:style-name="T80">quindi </text:span><text:span text:style-name="T79">la frammentazione.</text:span></text:p>
      <text:p text:style-name="P51"><text:span text:style-name="T81">Ogni messaggio (di tipo DTA) contiene un'indicazione della posizione nel file a cui iniziano i dati contenuti nel payload del messaggio. In questo modo, i client che abbiano accettato il file possono sapere dove andare a inserire i dati ricevuti.</text:span><text:span text:style-name="T82"> Nel caso in cui si dovesse andare a utilizzare un protocollo diverso per l'invio dei dati, ciò consentirebbe che i dati arrivati siano comunque riordinabili dal client in modo trasparente.</text:span></text:p>
      <text:p text:style-name="P51"><text:span text:style-name="T81">In aggiunta, i messaggi DTA contengono una flag che viene impostata a TRUE quando i dati sono terminati: ciò per semplificare il protocollo ed evitare di mandare a tutti un messaggio di stato aggiuntivo.</text:span></text:p>
      <text:p text:style-name="P51"><text:span text:style-name="T81">Non appena l'ultimo blocco di dati è stato inviato, il trasferimento è dichiarato come concluso.</text:span></text:p>
      <text:p text:style-name="P51"><text:span text:style-name="T81">Il server riceve dal mittente i pacchetti dati e li </text:span><text:span text:style-name="T83">inoltra</text:span><text:span text:style-name="T81"> a tutti e soli i client che abbiano accettato la richiesta, per evitare traffico dati inutile.</text:span></text:p>
      <text:p text:style-name="P50"><text:span text:style-name="T77"/></text:p>
      <text:h text:style-name="P70" text:outline-level="1">Struttura del progetto</text:h>
      <text:h text:style-name="P73" text:outline-level="2"><text:span text:style-name="T62">Il </text:span>server</text:h>
      <text:p text:style-name="P20"><text:span text:style-name="T1">Il server è una applicazione console, </text:span><text:span text:style-name="T15">che non necessita di interfaccia in quanto il suo ruolo è meramente di fungere da tramite e arbitro ai messaggi dei vari client connessi. Pertanto rimane in attesa di messaggi senza richiedere input</text:span><text:span text:style-name="T102"> dall'utente né emettere output, eccezion fatta per gli eventuali messaggi di debug (</text:span><text:span text:style-name="T103">vedere </text:span><text:span text:style-name="T103"><text:bookmark-ref text:reference-format="chapter" text:ref-name="__RefHeading__1370_541199489">4</text:bookmark-ref></text:span><text:span text:style-name="T103">, </text:span><text:span text:style-name="T103"><text:bookmark-ref text:reference-format="text" text:ref-name="__RefHeading__1370_541199489">Debug</text:bookmark-ref></text:span><text:span text:style-name="T102">).</text:span></text:p>
      <text:p text:style-name="P20"><text:span text:style-name="T15">Il programma all'avvio </text:span><text:span text:style-name="T43">istanzia un thread, il quale </text:span><text:span text:style-name="T15">si mette in attesa di </text:span><text:span text:style-name="T1">connessioni TCP </text:span><text:span text:style-name="T44">ad</text:span><text:span text:style-name="T1"> un socket IPv4</text:span><text:span text:style-name="T45">,</text:span><text:span text:style-name="T1"> </text:span><text:span text:style-name="T15">sulla porta 12345 (al fine di non richiedere permessi di amministrazione per il possesso di una “well-known port” sotto la 1024)</text:span><text:span text:style-name="T1">.</text:span></text:p>
      <text:p text:style-name="P23"><text:span text:style-name="T16">Ogni connessione da parte di un client causa la istanziazione di un nuovo </text:span><text:span text:style-name="T46">ulteriore </text:span><text:span text:style-name="T16">thread che viene incaricato di gestire il flusso dati da e per quel client. </text:span><text:span text:style-name="T20">Su quel thread infatti u</text:span><text:span text:style-name="T16">na classe dedicata, </text:span><text:span text:style-name="T61">SessionClient</text:span><text:span text:style-name="T16">, viene </text:span><text:span text:style-name="T17">messa in attesa di dati in ingresso o in uscita.</text:span></text:p>
      <text:p text:style-name="P55">Ad esempio, con 1 client connesso, sono attivi 3 thread: 1 thread principale, 1 che funge da server, 1 per il flusso dati da/per il client. Ciascuno è descritto nei paragrafi successivi.</text:p>
      <text:p text:style-name="P55"/>
      <text:h text:style-name="P76" text:outline-level="3">Il thread principale</text:h>
      <text:p text:style-name="P55">Il thread principale è sostanzialmente dedicato a inizializzare il server all'avvio e distruggerlo all'uscita.</text:p>
      <text:p text:style-name="P55">Dopo l'inizializzazione, resta in attesa di un segnale di uscita: i segnali Unix SIGQUIT, SIGINT, SIGHUP e SIGTERM causano tutti l'uscita. Altri (come SIGTSTP) sono ignorati.</text:p>
      <text:p text:style-name="P55"/>
      <text:h text:style-name="P77" text:outline-level="3">Il thread di connessione</text:h>
      <text:p text:style-name="P28"><text:span text:style-name="T3">Il server istanzia un thread di questo tipo per ogni client connesso. Questo thread, associato direttamente ad una istanza della classe SessionClient, resta in attesa di dati provenienti dal client oppure di dati da inviare allo stesso, e si occupa di smistare i tipi di messaggio in arrivo verso il thread server</text:span><text:span text:style-name="T4">.</text:span></text:p>
      <text:p text:style-name="P55"/>
      <text:h text:style-name="P77" text:outline-level="3">Il thread server</text:h>
      <text:p text:style-name="P28"><text:span text:style-name="T3">Questo thread</text:span><text:span text:style-name="T13">, implementato dalla classe </text:span><text:span text:style-name="T60">Server</text:span><text:span text:style-name="T13"> (</text:span><text:span text:style-name="T52">server/server.h</text:span><text:span text:style-name="T13">)</text:span><text:span text:style-name="T3"> è il cuore del </text:span><text:span text:style-name="T5">server. Rimane costantemente in attesa di connessioni da parte di nuovi client, e non appena stabilita, istanzia un thread di connessione per la sua gestione.</text:span></text:p>
      <text:p text:style-name="P29"><text:span text:style-name="T5">Non appena almeno un client è connesso, il suo ruolo funge anche da sistema di routing dei messaggi e di verifica del rispetto del protocollo da parte dei client. I client devono infatti rispettare una certa sequenza di comandi, secondo una piccola macchina a stati che, in caso di riscontro di violazione, causa la disconnessione del client.</text:span><text:span text:style-name="T6"> Ad esempio un client non può mandare un messaggio HI dopo l'identificazione col comando NAM, dato che il "saluto" è già avvenuto.</text:span></text:p>
      <text:p text:style-name="P56">Tutti i messaggi, sia di testo che di dati di file, vengono solitamente <text:span text:style-name="T84">inoltrati</text:span> da un client a tutti gli altri: alla ricezione del messaggio, il server lo re-invia a tutti gli altri client connessi, senza quindi rimandarlo indietro al client mittente.</text:p>
      <text:p text:style-name="P30"><text:span text:style-name="T6">Messaggi particolari (</text:span><text:span text:style-name="T57">StatusMessage</text:span><text:span text:style-name="T6">, </text:span><text:span text:style-name="T47">common/messages/statusmessage.h</text:span><text:span text:style-name="T6">) sono utilizzati dal server per segnalare problemi o dare notifiche: ad esempio, ogni client deve avere un nome univoco; se un utente tentasse di assumere lo stesso nome di un altro utente connesso, il server invierebbe al client uno StatusMessage con codice 202, </text:span><text:span text:style-name="T47">Status_NickNameAlreadyRegistered</text:span><text:span text:style-name="T6"> (enumerazione </text:span><text:span text:style-name="T57">Errors::StatusCode</text:span><text:span text:style-name="T6">, </text:span><text:span text:style-name="T47">common/errors.h</text:span><text:span text:style-name="T6">).</text:span></text:p>
      <text:p text:style-name="P46"/>
      <text:h text:style-name="P74" text:outline-level="2"><text:span text:style-name="T8">Il c</text:span><text:span text:style-name="T7">lient</text:span></text:h>
      <text:p text:style-name="P47"/>
      <text:p text:style-name="P57">Ogni client è una applicazione console dotata di una semplicissima interfaccia utente, scritta mediante le librerie ncurses.</text:p>
      <text:p text:style-name="P57">All'avvio il client tenta automaticamente di connettersi ad un server sulla medesima macchina, ovvero all'indirizzo 127.0.0.1:12345 . È ovviamente possibile far connettere il client ad un'altra macchina remota semplicemente specificando l'IP della stessa come parametro all'avvio del programma:</text:p>
      <text:p text:style-name="P57"><draw:frame draw:style-name="fr2" draw:name="Cornice8" text:anchor-type="paragraph" svg:width="14.831cm" draw:z-index="11"><draw:text-box fo:min-height="0.362cm"><text:p text:style-name="P78">lanmessenger 192.168.1.56</text:p></draw:text-box></draw:frame></text:p>
      <text:p text:style-name="P31"><text:span text:style-name="T9">Una volta avviato, l'interfaccia mostra in alto il nome del programma seguito da un breve messaggio di stato, ad esempio </text:span><text:span text:style-name="T48">"Connecting.."</text:span><text:span text:style-name="T9">. <text:s/>Non appena la connessione viene stabilita, il messaggio di stato diviene il nome dell'utente: </text:span><text:span text:style-name="T48">"In chat as User 1"</text:span><text:span text:style-name="T63">.</text:span></text:p>
      <text:p text:style-name="P60">In basso, una riga è dedicata all'inserimento dei messaggi di testo, ma anche all'inserimento dei dati richiesti dall'applicazione, come la richiesta di inserimento di un nuovo nickname o di accettazione o rifiuto di un file.</text:p>
      <text:p text:style-name="P60">Al centro, l'area in cui vengono mostrati i messaggi degli utenti, assieme ai messaggi di stato provenienti dal server. La visualizzazione è ispirata ai canali IRC, eccone un esempio:</text:p>
      <text:p text:style-name="P60"/>
      <text:p text:style-name="P60"><draw:frame draw:style-name="fr2" draw:name="Cornice9" text:anchor-type="paragraph" svg:width="14.831cm" draw:z-index="12"><draw:text-box fo:min-height="0.362cm"><text:p text:style-name="P79"/><text:p text:style-name="P79">17.36 &lt;SERVER&gt; Your nickname is now "User 2"</text:p><text:p text:style-name="P79">17.36 &lt;SERVER&gt; Your nickname is now "Valerio"</text:p><text:p text:style-name="P79">17.36 &lt;Valerio&gt; Ciao</text:p><text:p text:style-name="P79">17.36 &lt;SERVER&gt; There are no other participants to the chat!</text:p></draw:text-box></draw:frame></text:p>
      <text:p text:style-name="P58">Premendo il tasto F2 il client richiede l'inserimento di un nuovo nickname, che viene alla conferma inviato al server, validato, e rimandato indietro. Premendo F4, il client chiede di selezionare un file da inviare (per semplicità, è necessario inserire il percorso assoluto del file, o relativo alla directory corrente da cui si è lanciato il client).</text:p>
      <text:p text:style-name="P58">Una volta confermato il nome del file, viene spedita una richiesta agli altri partecipanti (viene interrotta temporaneamente la loro capacità di inviare messaggi). Quando tutti hanno risposto, se almeno uno ha accettato il file viene inviato.</text:p>
      <text:p text:style-name="P59"><text:span text:style-name="T94">Per uscire dal client, è sufficiente premere il tasto ESC.</text:span></text:p>
      <text:p text:style-name="P58"/>
      <text:h text:style-name="Heading_20_3" text:outline-level="3"><text:span text:style-name="T87">Struttura delle classi nel client</text:span></text:h>
      <text:list xml:id="list1427848484" text:style-name="L7">
        <text:list-item>
          <text:p text:style-name="P61"><text:span text:style-name="T10">Il file </text:span><text:span text:style-name="T49">main.cpp</text:span><text:span text:style-name="T10"> analizza gli input da riga di comando (l'indirizzo del server alternativo) e inizializza sia il codice di rete (classe </text:span><text:span text:style-name="T68">SessionServer</text:span><text:span text:style-name="T10">) che l'interfaccia utente (classe </text:span><text:span text:style-name="T68">Client</text:span><text:span text:style-name="T10">).</text:span></text:p>
        </text:list-item>
        <text:list-item>
          <text:p text:style-name="P61"><text:span text:style-name="T10">La classe </text:span><text:span text:style-name="T58">SessionServer</text:span><text:span text:style-name="T10"> </text:span><text:span text:style-name="T12">(</text:span><text:span text:style-name="T51">client/sessionserver.h</text:span><text:span text:style-name="T12">) </text:span><text:span text:style-name="T10">funge da interfaccia tra il codice basilare di rete, la classe </text:span><text:span text:style-name="T68">SessionBase</text:span><text:span text:style-name="T64"> </text:span><text:span text:style-name="T12">(</text:span><text:span text:style-name="T51">common/sessionbase.h</text:span><text:span text:style-name="T12">) </text:span><text:span text:style-name="T10">che implementa lo strato rete dell'applicazione, e il codice dell'applicazione, la classe </text:span><text:span text:style-name="T68">Client</text:span><text:span text:style-name="T10">. Qui sono concentrate le funzionalità del protocollo, ovvero sono inviati e ricevuti i messaggi e sono gestite le mecccaniche del protocollo, come ad esempio l'invio dei dati di un trasferimento file.</text:span></text:p>
          <text:p text:style-name="P61"><text:span text:style-name="T11">Tutti i messaggi in ingresso sono analizzati da questa classe, che aggiorna il proprio stato e si occupa di inviare notifiche all'interfaccia utente.</text:span></text:p>
          <text:p text:style-name="P61"><text:span text:style-name="T11">Ogni istanza di </text:span><text:span text:style-name="T59">SessionServer</text:span><text:span text:style-name="T11"> tiene inoltre traccia di diversi dati richiesti dal protocollo: il nickname del client, il nome del file che si sta trasferendo, la posizione nel file, etc.</text:span></text:p>
        </text:list-item>
        <text:list-item>
          <text:p text:style-name="P61"><text:soft-page-break/><text:span text:style-name="T11">La classe </text:span><text:span text:style-name="T67">Client</text:span><text:span text:style-name="T69"> (</text:span><text:span text:style-name="T55">client/client.h</text:span><text:span text:style-name="T69">)</text:span><text:span text:style-name="T11">, d'altro canto, si occupa esclusivamente dell'interfaccia utente: è effettivamente l'unica che includa l'header </text:span><text:span text:style-name="T50">&lt;ncurses.h&gt;</text:span><text:span text:style-name="T11"> e che si occupa di prendere l'input dell'utente e mostrare i messaggi degli altri utenti connessi.</text:span></text:p>
          <text:p text:style-name="P61"><text:span text:style-name="T11">La funzione </text:span><text:span text:style-name="T50">run()</text:span><text:span text:style-name="T11"> contiene il ciclo principale di analisi dei caratteri immessi dall'utente; cambio nickname, invio file, uscita e soprattutto, invio di messaggi di testo sono le funzionalità offerte.</text:span></text:p>
          <text:p text:style-name="P61"><text:span text:style-name="T11">La ricezione dei messaggi è invece gestita in maniera asincrona: l'istanza di </text:span><text:span text:style-name="T67">SessionServer</text:span><text:span text:style-name="T65"> </text:span><text:span text:style-name="T11">vive in un thread separato da quello principale con l'interfaccia utente, e ciò permette al programma di </text:span><text:span text:style-name="T14">gestire</text:span><text:span text:style-name="T11"> contemporaneamente le due attività.</text:span></text:p>
        </text:list-item>
      </text:list>
      <text:p text:style-name="P62"><text:span text:style-name="T11"/></text:p>
      <text:p text:style-name="P62"><text:span text:style-name="T11"/></text:p>
      <text:h text:style-name="P71" text:outline-level="1"><text:bookmark text:name="__RefHeading__1370_541199489"/><text:span text:style-name="T95">Debug</text:span><text:bookmark-end text:name="__RefHeading__1370_541199489"/></text:h>
      <text:p text:style-name="P52"><text:span text:style-name="T95">Al momento della compilazione, è possibile impostare alcune variabili che determinano la quantità di messaggi di debugging mostrati da client e server.</text:span></text:p>
      <text:p text:style-name="P52"><text:span text:style-name="T95">È possibile infatti modificare il file </text:span><text:span text:style-name="T56">Makefile</text:span><text:span text:style-name="T95"> con queste variabili:</text:span></text:p>
      <text:p text:style-name="P52"><text:span text:style-name="T95">per abilitare i messaggi di debug nel server, commentare la riga:</text:span></text:p>
      <text:p text:style-name="P52"><text:span text:style-name="T95"/></text:p>
      <text:p text:style-name="P52"><draw:frame draw:style-name="fr2" draw:name="Cornice3" text:anchor-type="paragraph" svg:width="14.831cm" draw:z-index="13"><draw:text-box fo:min-height="0.362cm"><text:p text:style-name="Code_20_header"><text:span text:style-name="T95">SERVER_DEFINES += -DNODEBUG</text:span></text:p></draw:text-box></draw:frame><text:span text:style-name="T95"/></text:p>
      <text:p text:style-name="P52"><text:span text:style-name="T95">Rispettivamente per abilitarli nel client, commentare:</text:span></text:p>
      <text:p text:style-name="P52"><text:span text:style-name="T95"/></text:p>
      <text:p text:style-name="P52"><draw:frame draw:style-name="fr2" draw:name="Cornice4" text:anchor-type="paragraph" svg:width="14.831cm" draw:z-index="14"><draw:text-box fo:min-height="0.362cm"><text:p text:style-name="Code_20_header"><text:span text:style-name="T95">CLIENT_DEFINES += -DNODEBUG</text:span></text:p></draw:text-box></draw:frame><text:span text:style-name="T95"/></text:p>
      <text:p text:style-name="P54"><text:span text:style-name="T97">Il server stampa i messaggi di log direttamente su standard output, invece i client su un file (dato che utilizzano lo standard output per l'interfaccia utente). I file sono chiamati ad esempio </text:span><text:span text:style-name="T66">"</text:span><text:span text:style-name="T54">lanmessenger-client.11898.log</text:span><text:span text:style-name="T66">".</text:span></text:p>
      <text:p text:style-name="P53"><text:span text:style-name="T96">È anche possibile avere una stampa dei byte grezzi </text:span><text:span text:style-name="T97">dei vari messaggi </text:span><text:span text:style-name="T96">inviati e ricevuti.</text:span></text:p>
      <text:p text:style-name="P53"><text:span text:style-name="T96">Per il server, decommentare la riga:</text:span></text:p>
      <text:p text:style-name="P53"><text:span text:style-name="T96"/></text:p>
      <text:p text:style-name="P53"><draw:frame draw:style-name="fr2" draw:name="Cornice5" text:anchor-type="paragraph" svg:width="14.831cm" draw:z-index="15"><draw:text-box fo:min-height="0.362cm"><text:p text:style-name="P80"><text:span text:style-name="T95"># </text:span><text:span text:style-name="T96">SERVER_DEFINES = -DNETWORK_DEBUG</text:span></text:p></draw:text-box></draw:frame><text:span text:style-name="T96"/></text:p>
      <text:p text:style-name="P53"><text:span text:style-name="T96">Per il client, decommentare invece la riga:</text:span></text:p>
      <text:p text:style-name="P53"><text:span text:style-name="T96"/></text:p>
      <text:p text:style-name="P54"><draw:frame draw:style-name="fr2" draw:name="Cornice10" text:anchor-type="paragraph" svg:width="14.831cm" draw:z-index="16"><draw:text-box fo:min-height="0.362cm"><text:p text:style-name="P80"><text:span text:style-name="T95"># CLIENT_DEFINES += -D</text:span><text:span text:style-name="T96">NETWORK_DEBUG</text:span></text:p></draw:text-box></draw:frame><text:span text:style-name="T97"/></text:p>
      <text:h text:style-name="Heading_20_1" text:outline-level="1"><text:span text:style-name="T93">Limitazioni e espansioni future</text:span></text:h>
      <text:p text:style-name="P63"><text:span text:style-name="T93">A causa del limitato tempo a disposizione, il programma difetta in</text:span><text:span text:style-name="T95"> alcune</text:span><text:span text:style-name="T93"> utili funzionalità.</text:span></text:p>
      <text:h text:style-name="Heading_20_2" text:outline-level="2"><text:bookmark text:name="__RefHeading__1368_541199489"/><text:span text:style-name="T93">Messaggi di stato</text:span><text:bookmark-end text:name="__RefHeading__1368_541199489"/></text:h>
      <text:p text:style-name="P63"><text:span text:style-name="T93">Sarebbe utile avere un messaggio di stato che segnala a tutti i client il cambio di nome di un certo client.</text:span></text:p>
      <text:p text:style-name="P63"><text:span text:style-name="T93">Inoltre sarebbe una buona cosa avere un messaggio di stato che comunichi a tutti gli utenti connessi che un nuovo utente si è collegato alla chat, o che è uscito; magari anche con indicazione del numero totale di partecipanti alla chat.</text:span></text:p>
      <text:h text:style-name="Heading_20_2" text:outline-level="2"><text:bookmark text:name="__RefHeading__1366_541199489"/><text:span text:style-name="T98">Messaggi</text:span><text:bookmark-end text:name="__RefHeading__1366_541199489"/></text:h>
      <text:p text:style-name="P64"><text:span text:style-name="T98">I messaggi non dispongono attualmente di un numero di sequenza. Potrebbe essere utile sequenziarli per prevedere un uso con protocolli di rete che non garantiscano l'ordinamento dei messaggi all'arrivo (ad es., UDP).</text:span></text:p>
      <text:p text:style-name="P64"><text:span text:style-name="T99">Potrebbe altresì essere interessante implementare un sistema di acknowledgement dei messaggi ricevuti, ad esempio nel caso messaggi a client disconnessi andassero persi; tuttavia ciò andrebbe </text:span><text:span text:style-name="T100">lievemente </text:span><text:span text:style-name="T99">a scapito dell'utilizzo di banda.</text:span></text:p>
      <text:h text:style-name="Heading_20_2" text:outline-level="2"><text:span text:style-name="T93">Invio file</text:span></text:h>
      <text:p text:style-name="P63"><text:span text:style-name="T93">Sarebbe appropriato avere la dimensione del file offerto quando l'utente deve accettare o rifiutare una richiesta di trasferimento file.</text:span></text:p>
      <text:p text:style-name="P63"><text:span text:style-name="T93">Al termine dell'invio di un file, anche i client che hanno rifiutato il trasferimento file dovrebbero essere notificati del termine del trasferimento, di modo che possano a colpo sicuro inviare un file </text:span><text:soft-page-break/><text:span text:style-name="T93">(attualmente se provassero, e un utente stesse già inviando un file, il server gli risponderebbe che c'è già un trasferimento in corso).</text:span></text:p>
      <text:h text:style-name="Heading_20_2" text:outline-level="2"><text:span text:style-name="T93">Aiuto</text:span></text:h>
      <text:p text:style-name="P63"><text:span text:style-name="T93">L'interfaccia utente potrebbe mostrare un messaggio che spieghi i comandi da tasti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OpenSymbol" svg:font-family="OpenSymbol"/>
    <style:font-face style:name="StarSymbol" svg:font-family="StarSymbol"/>
    <style:font-face style:name="Courier New" svg:font-family="'Courier New'" style:font-family-generic="modern"/>
    <style:font-face style:name="Courier" svg:font-family="Courier"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it" fo:country="IT"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it" fo:country="IT" fo:font-weight="normal" style:font-name-asian="Times New Roman" style:font-size-asian="12pt" style:font-weight-asian="normal"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top="0.494cm" fo:margin-bottom="0.494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Lucidasans" style:font-size-complex="14pt"/>
    </style:style>
    <style:style style:name="Heading_20_1" style:display-name="Heading 1" style:family="paragraph" style:parent-style-name="Standard" style:next-style-name="Standard" style:default-outline-level="1" style:class="text">
      <style:paragraph-properties fo:margin-top="0.494cm" fo:margin-bottom="0.494cm"/>
      <style:text-properties fo:font-size="14pt" fo:font-weight="bold" style:letter-kerning="true" style:font-size-asian="12pt" style:font-weight-asian="bold" style:font-size-complex="24pt" style:font-weight-complex="bold"/>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1" fo:font-size="12pt" fo:language="it" fo:country="IT" fo:font-weight="bold" style:font-name-asian="Arial" style:font-size-asian="11pt" style:font-weight-asian="bold" style:font-name-complex="Arial" style:font-size-complex="14pt" style:language-complex="ar" style:country-complex="SA" style:font-style-complex="italic" style:font-weight-complex="bold"/>
    </style:style>
    <style:style style:name="Heading_20_3" style:display-name="Heading 3" style:family="paragraph" style:next-style-name="Standard" style:default-outline-level="3" style:class="text">
      <style:paragraph-properties fo:margin-top="0.212cm" fo:margin-bottom="0.106cm" fo:orphans="2" fo:widows="2" fo:keep-with-next="always"/>
      <style:text-properties style:use-window-font-color="true" style:font-name="Verdana" fo:font-size="9pt" fo:language="it" fo:country="IT" fo:font-weight="bold" style:font-name-asian="Arial" style:font-size-asian="9pt" style:font-weight-asian="bold" style:font-name-complex="Arial" style:font-size-complex="13pt" style:language-complex="ar" style:country-complex="SA" style:font-weight-complex="bold"/>
    </style:style>
    <style:style style:name="Heading_20_4" style:display-name="Heading 4" style:family="paragraph" style:next-style-name="Standard" style:default-outline-level="4" style:class="text">
      <style:paragraph-properties fo:margin-top="0.106cm" fo:margin-bottom="0cm" fo:orphans="2" fo:widows="2" fo:keep-with-next="always"/>
      <style:text-properties style:use-window-font-color="true" style:font-name="Verdana" fo:font-size="8pt" fo:language="it" fo:country="IT" fo:font-weight="bold" style:font-name-asian="Arial" style:font-size-asian="8pt" style:font-weight-asian="bold" style:font-name-complex="Times New Roman" style:font-size-complex="14pt" style:language-complex="ar" style:country-complex="SA"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tyle="italic" fo:font-weight="bold" style:font-style-asian="italic" style:font-weight-asian="bold" style:font-size-complex="10pt"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style:font-name="Times New Roman"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282cm" fo:margin-right="0cm" fo:text-align="start" style:justify-single-word="false" fo:text-indent="0cm" style:auto-text-indent="false"/>
      <style:text-properties fo:font-variant="small-caps" style:font-name="Times New Roman" fo:font-size="10pt" style:font-size-asian="10pt" style:font-size-complex="10pt"/>
    </style:style>
    <style:style style:name="Contents_20_3" style:display-name="Contents 3" style:family="paragraph" style:parent-style-name="Standard" style:next-style-name="Standard" style:class="index">
      <style:paragraph-properties fo:margin-left="0.564cm" fo:margin-right="0cm" fo:text-align="start" style:justify-single-word="false" fo:text-indent="0cm" style:auto-text-indent="false"/>
      <style:text-properties style:font-name="Times New Roman"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847cm" fo:margin-right="0cm" fo:text-align="start" style:justify-single-word="false" fo:text-indent="0cm" style:auto-text-indent="false"/>
      <style:text-properties style:font-name="Times New Roman" fo:font-size="9pt" style:font-size-asian="9pt" style:font-size-complex="9pt"/>
    </style:style>
    <style:style style:name="Contents_20_5" style:display-name="Contents 5" style:family="paragraph" style:parent-style-name="Standard" style:next-style-name="Standard" style:class="index">
      <style:paragraph-properties fo:margin-left="1.129cm" fo:margin-right="0cm" fo:text-align="start" style:justify-single-word="false" fo:text-indent="0cm" style:auto-text-indent="false"/>
      <style:text-properties style:font-name="Times New Roman" fo:font-size="9pt" style:font-size-asian="9pt" style:font-size-complex="9pt"/>
    </style:style>
    <style:style style:name="Contents_20_6" style:display-name="Contents 6" style:family="paragraph" style:parent-style-name="Standard" style:next-style-name="Standard" style:class="index">
      <style:paragraph-properties fo:margin-left="1.411cm" fo:margin-right="0cm" fo:text-align="start" style:justify-single-word="false" fo:text-indent="0cm"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left="1.976cm" fo:margin-right="0cm" fo:text-align="start" style:justify-single-word="false" fo:text-indent="0cm"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left="2.258cm" fo:margin-right="0cm" fo:text-align="start" style:justify-single-word="false" fo:text-indent="0cm" style:auto-text-indent="false"/>
      <style:text-properties style:font-name="Times New Roman" fo:font-size="9pt" style:font-size-asian="9pt" style:font-size-complex="9pt"/>
    </style:style>
    <style:style style:name="Normale_20__28_Web_29_" style:display-name="Normale (Web)" style:family="paragraph" style:parent-style-name="Standard">
      <style:paragraph-properties fo:margin-top="0.494cm" fo:margin-bottom="0.494cm"/>
    </style:style>
    <style:style style:name="txbrp4" style:family="paragraph" style:parent-style-name="Standard">
      <style:paragraph-properties fo:margin-top="0.494cm" fo:margin-bottom="0.494cm"/>
    </style:style>
    <style:style style:name="txbrc73" style:family="paragraph" style:parent-style-name="Standard">
      <style:paragraph-properties fo:margin-top="0.494cm" fo:margin-bottom="0.494cm"/>
    </style:style>
    <style:style style:name="Rientro_20_corpo_20_del_20_testo_20_2" style:display-name="Rientro corpo del testo 2" style:family="paragraph" style:parent-style-name="Standard">
      <style:paragraph-properties fo:margin-left="0.499cm" fo:margin-right="0cm" fo:margin-top="0cm" fo:margin-bottom="0.212cm" fo:line-height="200%" fo:text-indent="0cm" style:auto-text-indent="false"/>
    </style:style>
    <style:style style:name="Indice_20_delle_20_figure" style:display-name="Indice delle figure" style:family="paragraph" style:parent-style-name="Standard">
      <style:paragraph-properties fo:margin-top="0.494cm" fo:margin-bottom="0.494cm"/>
    </style:style>
    <style:style style:name="txbrt1" style:family="paragraph" style:parent-style-name="Standard">
      <style:paragraph-properties fo:margin-top="0.494cm" fo:margin-bottom="0.494cm"/>
    </style:style>
    <style:style style:name="txbrp3" style:family="paragraph" style:parent-style-name="Standard">
      <style:paragraph-properties fo:margin-top="0.494cm" fo:margin-bottom="0.494cm"/>
    </style:style>
    <style:style style:name="txbrt8" style:family="paragraph" style:parent-style-name="Standard">
      <style:paragraph-properties fo:margin-top="0.494cm" fo:margin-bottom="0.494cm"/>
    </style:style>
    <style:style style:name="txbrc159" style:family="paragraph" style:parent-style-name="Standard">
      <style:paragraph-properties fo:margin-top="0.494cm" fo:margin-bottom="0.494cm"/>
    </style:style>
    <style:style style:name="txbrp160" style:family="paragraph" style:parent-style-name="Standard">
      <style:paragraph-properties fo:margin-top="0.494cm" fo:margin-bottom="0.494cm"/>
    </style:style>
    <style:style style:name="txbrp2" style:family="paragraph" style:parent-style-name="Standard">
      <style:paragraph-properties fo:margin-top="0.494cm" fo:margin-bottom="0.494cm"/>
    </style:style>
    <style:style style:name="txbrp32" style:family="paragraph" style:parent-style-name="Standard">
      <style:paragraph-properties fo:margin-top="0.494cm" fo:margin-bottom="0.494cm"/>
    </style:style>
    <style:style style:name="txbrp157" style:family="paragraph" style:parent-style-name="Standard">
      <style:paragraph-properties fo:margin-top="0.494cm" fo:margin-bottom="0.494cm"/>
    </style:style>
    <style:style style:name="txbrc94" style:family="paragraph" style:parent-style-name="Standard">
      <style:paragraph-properties fo:margin-top="0.494cm" fo:margin-bottom="0.494cm"/>
    </style:style>
    <style:style style:name="txbrp161" style:family="paragraph" style:parent-style-name="Standard">
      <style:paragraph-properties fo:margin-top="0.494cm" fo:margin-bottom="0.494cm"/>
    </style:style>
    <style:style style:name="sourcecode" style:family="paragraph" style:parent-style-name="Standard">
      <style:paragraph-properties fo:margin-left="0.501cm" fo:margin-right="0cm" fo:text-indent="0cm" style:auto-text-indent="false"/>
      <style:text-properties style:font-name="Courier New"/>
    </style:style>
    <style:style style:name="Normale_20__2b__20_Times_20_New_20_Roman" style:display-name="Normale + Times New Roman" style:family="paragraph" style:parent-style-name="Standard">
      <style:text-properties style:font-name="Times New Roman" fo:font-size="12pt" fo:font-weight="bold" style:font-size-asian="12pt" style:font-weight-asian="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_20_header" style:display-name="Code header" style:family="paragraph" style:parent-style-name="Standard" style:class="text">
      <style:paragraph-properties fo:text-align="justify" style:justify-single-word="false"/>
      <style:text-properties style:font-name="Courier" fo:font-size="10.5pt" fo:font-style="italic" fo:font-weight="normal" style:font-size-asian="10.5pt" style:font-style-asian="italic" style:font-weight-asian="normal" style:font-size-complex="10.5pt" style:font-style-complex="italic"/>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Emphasis" style:family="text" style:parent-style-name="Car._20_predefinito_20_paragrafo">
      <style:text-properties fo:font-style="italic" style:font-style-asian="italic" style:font-style-complex="italic"/>
    </style:style>
    <style:style style:name="Strong_20_Emphasis" style:display-name="Strong Emphasis" style:family="text" style:parent-style-name="Car._20_predefinito_20_paragrafo">
      <style:text-properties fo:font-weight="bold" style:font-weight-asian="bold" style:font-weight-complex="bold"/>
    </style:style>
    <style:style style:name="WW8Num1z2" style:family="text">
      <style:text-properties style:font-name="Symbol"/>
    </style:style>
    <style:style style:name="WW8Num2z0" style:family="text">
      <style:text-properties style:font-name="Wingdings" fo:font-size="11pt" style:font-size-asian="11pt" style:font-size-complex="11pt"/>
    </style:style>
    <style:style style:name="WW8Num2z1" style:family="text">
      <style:text-properties style:font-name="Courier New" fo:font-size="11pt" style:font-size-asian="11pt" style:font-name-complex="Courier New" style:font-size-complex="11pt"/>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style:font-name="Wingdings" fo:font-size="11pt" style:font-size-asian="11pt" style:font-size-complex="11pt"/>
    </style:style>
    <style:style style:name="WW8Num3z1" style:family="text">
      <style:text-properties style:font-name="Courier New" fo:font-size="11pt" style:font-size-asian="11pt" style:font-name-complex="Courier New" style:font-size-complex="11pt"/>
    </style:style>
    <style:style style:name="WW8Num3z2" style:family="text">
      <style:text-properties style:font-name="Wingdings"/>
    </style:style>
    <style:style style:name="WW8Num3z3" style:family="text">
      <style:text-properties style:font-name="Symbol"/>
    </style:style>
    <style:style style:name="WW8Num3z4" style:family="text">
      <style:text-properties style:font-name="Courier New" style:font-name-complex="Courier New"/>
    </style:style>
    <style:style style:name="WW8Num5z2" style:family="text">
      <style:text-properties style:font-name="Symbol"/>
    </style:style>
    <style:style style:name="WW8Num8z2" style:family="text">
      <style:text-properties style:font-name="Symbol"/>
    </style:style>
    <style:style style:name="WW8Num9z2"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Car._20_predefinito_20_paragrafo" style:display-name="Car. predefinito paragrafo" style:family="text"/>
    <style:style style:name="sourcecode_20_Char" style:display-name="sourcecode Char" style:family="text" style:parent-style-name="Car._20_predefinito_20_paragrafo">
      <style:text-properties style:font-name="Courier New" fo:font-size="8pt" fo:language="it" fo:country="IT" style:font-size-asian="8pt" style:font-size-complex="12pt" style:language-complex="ar" style:country-complex="SA"/>
    </style:style>
    <style:style style:name="Code_20_text" style:display-name="Code text" style:family="text">
      <style:text-properties style:use-window-font-color="true" style:font-name="Courier" fo:font-size="10.5pt" fo:language="it" fo:country="IT" fo:font-weight="normal" style:font-name-asian="Times New Roman" style:font-size-asian="10.5pt" style:font-weight-asian="normal" style:font-name-complex="Times New Roman" style:font-size-complex="10.5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WW8Num1">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1z2" style:num-suffix="." text:bullet-char="">
        <style:list-level-properties text:min-label-width="0.635cm"/>
        <style:text-properties style:font-name="Symbol"/>
      </text:list-level-style-bullet>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7cm"/>
        <style:text-properties style:font-name="Wingdings"/>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7cm"/>
        <style:text-properties style:font-name="Wingdings"/>
      </text:list-level-style-bullet>
      <text:list-level-style-bullet text:level="2" text:style-name="WW8Num3z1" style:num-suffix="." text:bullet-char="o">
        <style:list-level-properties text:space-before="1.27cm" text:min-label-width="0.635cm"/>
        <style:text-properties fo:font-family="'Courier New'" style:font-family-generic="modern" style:font-pitch="fixed"/>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3" style:num-suffix="." text:bullet-char="">
        <style:list-level-properties text:space-before="3.81cm" text:min-label-width="0.635cm"/>
        <style:text-properties style:font-name="Symbol"/>
      </text:list-level-style-bullet>
      <text:list-level-style-bullet text:level="5" text:style-name="WW8Num3z4" style:num-suffix="." text:bullet-char="o">
        <style:list-level-properties text:space-before="5.08cm" text:min-label-width="0.635cm"/>
        <style:text-properties fo:font-family="'Courier New'" style:font-family-generic="modern" style:font-pitch="fixed"/>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3" style:num-suffix="." text:bullet-char="">
        <style:list-level-properties text:space-before="7.62cm" text:min-label-width="0.635cm"/>
        <style:text-properties style:font-name="Symbol"/>
      </text:list-level-style-bullet>
      <text:list-level-style-bullet text:level="8" text:style-name="WW8Num3z4" style:num-suffix="." text:bullet-char="o">
        <style:list-level-properties text:space-before="8.89cm" text:min-label-width="0.635cm"/>
        <style:text-properties fo:font-family="'Courier New'" style:font-family-generic="modern" style:font-pitch="fixed"/>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5z2" style:num-suffix="." text:bullet-char="">
        <style:list-level-properties text:min-label-width="0.635cm"/>
        <style:text-properties style:font-name="Symbol"/>
      </text:list-level-style-bullet>
      <text:list-level-style-bullet text:level="4" text:style-name="WW8Num5z2" style:num-suffix="." text:bullet-char="">
        <style:list-level-properties text:min-label-width="0.635cm"/>
        <style:text-properties style:font-name="Symbol"/>
      </text:list-level-style-bullet>
      <text:list-level-style-bullet text:level="5" text:style-name="WW8Num5z2" style:num-suffix="." text:bullet-char="">
        <style:list-level-properties text:min-label-width="0.635cm"/>
        <style:text-properties style:font-name="Symbol"/>
      </text:list-level-style-bullet>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number text:level="3" style:num-suffix=".2.n+1" style:num-format="1">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number text:level="3" style:num-suffix=".2.n" style:num-format="1">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8z2" style:num-suffix="." text:bullet-char="">
        <style:list-level-properties text:min-label-width="0.635cm"/>
        <style:text-properties style:font-name="Symbol"/>
      </text:list-level-style-bullet>
      <text:list-level-style-bullet text:level="4" text:style-name="WW8Num8z2" style:num-suffix="." text:bullet-char="">
        <style:list-level-properties text:min-label-width="0.635cm"/>
        <style:text-properties style:font-name="Symbol"/>
      </text:list-level-style-bullet>
      <text:list-level-style-bullet text:level="5" text:style-name="WW8Num8z2" style:num-suffix="." text:bullet-char="">
        <style:list-level-properties text:min-label-width="0.635cm"/>
        <style:text-properties style:font-name="Symbol"/>
      </text:list-level-style-bullet>
      <text:list-level-style-bullet text:level="6" text:style-name="WW8Num8z2" style:num-suffix="." text:bullet-char="">
        <style:list-level-properties text:min-label-width="0.635cm"/>
        <style:text-properties style:font-name="Symbol"/>
      </text:list-level-style-bullet>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format="1">
        <style:list-level-properties text:min-label-width="0.847cm"/>
      </text:list-level-style-number>
      <text:list-level-style-number text:level="2" style:num-format="1" text:display-levels="2">
        <style:list-level-properties text:min-label-width="1.27cm"/>
      </text:list-level-style-number>
      <text:list-level-style-bullet text:level="3" text:style-name="WW8Num9z2" style:num-suffix="." text:bullet-char="">
        <style:list-level-properties text:min-label-width="0.635cm"/>
        <style:text-properties style:font-name="Symbol"/>
      </text:list-level-style-bullet>
      <text:list-level-style-bullet text:level="4" text:style-name="WW8Num9z2" style:num-suffix="." text:bullet-char="">
        <style:list-level-properties text:min-label-width="0.635cm"/>
        <style:text-properties style:font-name="Symbol"/>
      </text:list-level-style-bullet>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49cm" text:min-label-width="0.635cm"/>
        <style:text-properties style:font-name="Symbol"/>
      </text:list-level-style-bullet>
      <text:list-level-style-bullet text:level="2" text:style-name="WW8Num10z1" style:num-suffix="." text:bullet-char="o">
        <style:list-level-properties text:space-before="2.519cm" text:min-label-width="0.635cm"/>
        <style:text-properties fo:font-family="'Courier New'" style:font-family-generic="modern" style:font-pitch="fixed"/>
      </text:list-level-style-bullet>
      <text:list-level-style-bullet text:level="3" text:style-name="WW8Num10z2" style:num-suffix="." text:bullet-char="">
        <style:list-level-properties text:space-before="3.789cm" text:min-label-width="0.635cm"/>
        <style:text-properties style:font-name="Wingdings"/>
      </text:list-level-style-bullet>
      <text:list-level-style-bullet text:level="4" text:style-name="WW8Num10z0" style:num-suffix="." text:bullet-char="">
        <style:list-level-properties text:space-before="5.059cm" text:min-label-width="0.635cm"/>
        <style:text-properties style:font-name="Symbol"/>
      </text:list-level-style-bullet>
      <text:list-level-style-bullet text:level="5" text:style-name="WW8Num10z1" style:num-suffix="." text:bullet-char="o">
        <style:list-level-properties text:space-before="6.329cm" text:min-label-width="0.635cm"/>
        <style:text-properties fo:font-family="'Courier New'" style:font-family-generic="modern" style:font-pitch="fixed"/>
      </text:list-level-style-bullet>
      <text:list-level-style-bullet text:level="6" text:style-name="WW8Num10z2" style:num-suffix="." text:bullet-char="">
        <style:list-level-properties text:space-before="7.599cm" text:min-label-width="0.635cm"/>
        <style:text-properties style:font-name="Wingdings"/>
      </text:list-level-style-bullet>
      <text:list-level-style-bullet text:level="7" text:style-name="WW8Num10z0" style:num-suffix="." text:bullet-char="">
        <style:list-level-properties text:space-before="8.869cm" text:min-label-width="0.635cm"/>
        <style:text-properties style:font-name="Symbol"/>
      </text:list-level-style-bullet>
      <text:list-level-style-bullet text:level="8" text:style-name="WW8Num10z1" style:num-suffix="." text:bullet-char="o">
        <style:list-level-properties text:space-before="10.139cm" text:min-label-width="0.635cm"/>
        <style:text-properties fo:font-family="'Courier New'" style:font-family-generic="modern" style:font-pitch="fixed"/>
      </text:list-level-style-bullet>
      <text:list-level-style-bullet text:level="9" text:style-name="WW8Num10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501cm" fo:margin-bottom="1.251cm" fo:margin-left="3.501cm" fo:margin-right="3cm" style:writing-mode="lr-tb" style:layout-grid-color="#c0c0c0" style:layout-grid-lines="42"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0.999cm" fo:page-height="29.699cm" style:num-format="1" style:print-orientation="portrait" fo:margin-top="1.501cm" fo:margin-bottom="1.501cm" fo:margin-left="2.501cm" fo:margin-right="1.318cm" style:writing-mode="lr-tb" style:layout-grid-color="#c0c0c0" style:layout-grid-lines="42"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501cm" fo:margin-bottom="1.251cm" fo:margin-left="2.501cm" fo:margin-right="1.318cm" style:writing-mode="lr-tb" style:layout-grid-color="#c0c0c0" style:layout-grid-lines="42"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footer>
        <text:p text:style-name="MP1"><draw:frame draw:style-name="Mfr1" draw:name="Cornice1" text:anchor-type="paragraph" svg:y="0.002cm" fo:min-width="0.041cm" draw:z-index="0"><draw:text-box fo:min-height="0.37cm"><text:p text:style-name="Footer"><text:span text:style-name="Page_20_Number"><text:page-number text:select-page="current">10</text:page-number></text:span></text:p></draw:text-box></draw:frame></text:p>
      </style:footer>
    </style:master-page>
    <style:master-page style:name="Conversione_20_1" style:display-name="Conversione 1" style:page-layout-name="Mpm2" style:next-style-name="Conversione_20_seguente_20_1"/>
    <style:master-page style:name="Conversione_20_seguente_20_1" style:display-name="Conversione seguente 1" style:page-layout-name="Mpm3">
      <style:footer>
        <text:p text:style-name="MP1"><draw:frame draw:style-name="Mfr1" draw:name="Cornice2" text:anchor-type="paragraph" svg:y="0.002cm" fo:min-width="0.041cm" draw:z-index="8"><draw:text-box fo:min-height="0.37cm"><text:p text:style-name="Footer"><text:span text:style-name="Page_20_Number"><text:page-number text:select-page="current">1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Progetto LAN Messenger</dc:title>
    <meta:initial-creator>Salvatore M. Carta</meta:initial-creator>
    <meta:creation-date>2007-05-21T15:49:00</meta:creation-date>
    <dc:date>2011-01-25T17:18:46</dc:date>
    <meta:print-date>2006-05-19T09:58:00</meta:print-date>
    <meta:editing-cycles>240</meta:editing-cycles>
    <meta:editing-duration>PT19H42M46S</meta:editing-duration>
    <dc:subject>Esame TARI 31 gennaio 2011</dc:subject>
    <meta:document-statistic meta:table-count="1" meta:image-count="0" meta:object-count="0" meta:page-count="10" meta:paragraph-count="158" meta:word-count="2752" meta:character-count="17843"/>
    <meta:user-defined meta:name="Info 2"/>
    <meta:user-defined meta:name="Info 3"/>
    <meta:user-defined meta:name="Info 4"/>
    <meta:user-defined meta:name="Proprietario">Valerio Pilo, mt. 38166</meta:user-defined>
  </office:meta>
</office:document-meta>
</file>